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" svg:font-family="'Droid Sans'"/>
    <style:font-face style:name="Droid Sans1" svg:font-family="'Droid Sans1'"/>
    <style:font-face style:name="Droid sans" svg:font-family="'Droid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8.5pt"/>
    </style:style>
    <style:style style:name="co2" style:family="table-column">
      <style:table-column-properties fo:break-before="auto" style:column-width="255.74pt"/>
    </style:style>
    <style:style style:name="co3" style:family="table-column">
      <style:table-column-properties fo:break-before="auto" style:column-width="33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21pt"/>
    </style:style>
    <style:style style:name="co6" style:family="table-column">
      <style:table-column-properties fo:break-before="auto" style:column-width="77.24pt"/>
    </style:style>
    <style:style style:name="co7" style:family="table-column">
      <style:table-column-properties fo:break-before="auto" style:column-width="371.99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184.51pt"/>
    </style:style>
    <style:style style:name="co10" style:family="table-column">
      <style:table-column-properties fo:break-before="auto" style:column-width="186.01pt"/>
    </style:style>
    <style:style style:name="co11" style:family="table-column">
      <style:table-column-properties fo:break-before="auto" style:column-width="168.75pt"/>
    </style:style>
    <style:style style:name="co12" style:family="table-column">
      <style:table-column-properties fo:break-before="auto" style:column-width="134.2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14.4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3.21pt" fo:break-before="auto" style:use-optimal-row-height="false"/>
    </style:style>
    <style:style style:name="ro6" style:family="table-row">
      <style:table-row-properties style:row-height="14.2pt" fo:break-before="auto" style:use-optimal-row-height="true"/>
    </style:style>
    <style:style style:name="ro7" style:family="table-row">
      <style:table-row-properties style:row-height="19.36pt" fo:break-before="auto" style:use-optimal-row-height="false"/>
    </style:style>
    <style:style style:name="ro8" style:family="table-row">
      <style:table-row-properties style:row-height="14.09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vertical-align="automatic"/>
      <style:text-properties style:font-name="Droid Sans" style:font-name-asian="Droid Sans" style:font-name-complex="Droid Sans"/>
    </style:style>
    <style:style style:name="ce2" style:family="table-cell" style:parent-style-name="Default" style:data-style-name="N0">
      <style:table-cell-properties fo:background-color="#66ff66" style:text-align-source="fix" style:repeat-content="false" style:vertical-align="middle"/>
      <style:paragraph-properties fo:text-align="center"/>
      <style:text-properties fo:color="#00b050" style:font-name="Droid Sans" fo:font-style="italic" style:font-name-asian="Droid Sans" style:font-style-asian="italic" style:font-name-complex="Droid Sans" style:font-style-complex="italic"/>
      <style:map style:condition="cell-content()=&quot;A&quot;" style:apply-style-name="cf18" style:base-cell-address="Sheet1.A1"/>
    </style:style>
    <style:style style:name="ce3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ffffff" style:font-name="Droid Sans" style:font-name-asian="Droid Sans" style:font-name-complex="Droid Sans"/>
      <style:map style:condition="cell-content()=&quot;A&quot;" style:apply-style-name="cf18" style:base-cell-address="Sheet1.A1"/>
    </style:style>
    <style:style style:name="ce4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ffffff" style:font-name="Droid Sans" fo:font-weight="bold" style:font-name-asian="Droid Sans" style:font-weight-asian="bold" style:font-name-complex="Droid Sans" style:font-weight-complex="bold"/>
      <style:map style:condition="cell-content()=&quot;A&quot;" style:apply-style-name="cf18" style:base-cell-address="Sheet1.A1"/>
    </style:style>
    <style:style style:name="ce5" style:family="table-cell" style:parent-style-name="Default" style:data-style-name="N0">
      <style:table-cell-properties fo:background-color="#00b0f0" style:text-align-source="fix" style:repeat-content="false" style:vertical-align="middle"/>
      <style:paragraph-properties fo:text-align="center"/>
      <style:text-properties fo:color="#0070c0" style:font-name="Droid Sans" style:font-name-asian="Droid Sans" style:font-name-complex="Droid Sans"/>
      <style:map style:condition="cell-content()=&quot;A&quot;" style:apply-style-name="cf18" style:base-cell-address="Sheet1.A1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bfbfbf" style:font-name="Droid Sans" style:font-name-asian="Droid Sans" style:font-name-complex="Droid Sans"/>
      <style:map style:condition="cell-content()=&quot;A&quot;" style:apply-style-name="cf18" style:base-cell-address="Sheet1.A1"/>
    </style:style>
    <style:style style:name="ce7" style:family="table-cell" style:parent-style-name="Default" style:data-style-name="N0">
      <style:table-cell-properties fo:background-color="#000000"/>
      <style:text-properties style:font-name="Droid Sans" style:font-name-asian="Droid Sans" style:font-name-complex="Droid Sans"/>
    </style:style>
    <style:style style:name="ce8" style:family="table-cell" style:parent-style-name="Default" style:data-style-name="N0">
      <style:text-properties style:font-name="Droid Sans" style:font-name-asian="Droid Sans" style:font-name-complex="Droid Sans"/>
    </style:style>
    <style:style style:name="ce9" style:family="table-cell" style:parent-style-name="Default" style:data-style-name="N0">
      <style:table-cell-properties fo:background-color="#ff9900" style:vertical-align="automatic"/>
      <style:text-properties style:font-name="Droid Sans" style:font-name-asian="Droid Sans" style:font-name-complex="Droid Sans"/>
    </style:style>
    <style:style style:name="ce10" style:family="table-cell" style:parent-style-name="Default" style:data-style-name="N122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11" style:family="table-cell" style:parent-style-name="Default" style:data-style-name="N0">
      <style:table-cell-properties fo:background-color="#ff9900" style:vertical-align="automatic"/>
      <style:text-properties style:font-name="Droid sans" style:font-name-asian="Droid Sans" style:font-name-complex="Droid Sans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vertical-align="automatic"/>
      <style:text-properties style:font-name="Droid sans" style:font-name-asian="Droid Sans" style:font-name-complex="Droid Sans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Droid sans" style:font-name-asian="Droid Sans" style:font-name-complex="Droid Sans"/>
    </style:style>
    <style:style style:name="ce15" style:family="table-cell" style:parent-style-name="Default" style:data-style-name="N0">
      <style:text-properties style:font-name="Droid sans" style:font-name-asian="Droid Sans" style:font-name-complex="Droid Sans"/>
    </style:style>
    <style:style style:name="ce16" style:family="table-cell" style:parent-style-name="Default" style:data-style-name="N0">
      <style:text-properties style:font-name="Droid sans"/>
    </style:style>
    <style:style style:name="ce17" style:family="table-cell" style:parent-style-name="Default" style:data-style-name="N0">
      <style:table-cell-properties fo:wrap-option="wrap" style:vertical-align="automatic"/>
      <style:text-properties style:font-name="Droid sans" style:font-name-asian="Droid Sans1" style:font-name-complex="Droid Sans1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19" style:family="table-cell" style:parent-style-name="Default" style:data-style-name="N0">
      <style:table-cell-properties fo:background-color="#ff00ff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A1"/>
      <style:map style:condition="cell-content()=&quot;A&quot;" style:apply-style-name="cf18" style:base-cell-address="Sheet1.A1"/>
      <style:map style:condition="cell-content()=&quot;I&quot;" style:apply-style-name="cf18" style:base-cell-address="Sheet1.A1"/>
      <style:map style:condition="cell-content()=&quot;M&quot;" style:apply-style-name="cf18" style:base-cell-address="Sheet1.A1"/>
      <style:map style:condition="cell-content()=&quot;B&quot;" style:apply-style-name="cf18" style:base-cell-address="Sheet1.A1"/>
      <style:map style:condition="cell-content()=&quot;___&quot;" style:apply-style-name="cf20" style:base-cell-address="Sheet1.A1"/>
      <style:map style:condition="cell-content()=&quot;U&quot;" style:apply-style-name="cf21" style:base-cell-address="Sheet1.A1"/>
      <style:map style:condition="cell-content()=&quot;S&quot;" style:apply-style-name="cf22" style:base-cell-address="Sheet1.A1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A1"/>
      <style:map style:condition="cell-content()=&quot;I&quot;" style:apply-style-name="cf18" style:base-cell-address="Sheet1.A1"/>
      <style:map style:condition="cell-content()=&quot;M&quot;" style:apply-style-name="cf18" style:base-cell-address="Sheet1.A1"/>
      <style:map style:condition="cell-content()=&quot;B&quot;" style:apply-style-name="cf18" style:base-cell-address="Sheet1.A1"/>
      <style:map style:condition="cell-content()=&quot;___&quot;" style:apply-style-name="cf20" style:base-cell-address="Sheet1.A1"/>
      <style:map style:condition="cell-content()=&quot;U&quot;" style:apply-style-name="cf21" style:base-cell-address="Sheet1.A1"/>
      <style:map style:condition="cell-content()=&quot;S&quot;" style:apply-style-name="cf22" style:base-cell-address="Sheet1.A1"/>
    </style:style>
    <style:style style:name="ce2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C58"/>
      <style:map style:condition="cell-content()=&quot;A&quot;" style:apply-style-name="cf18" style:base-cell-address="Sheet1.C58"/>
      <style:map style:condition="cell-content()=&quot;I&quot;" style:apply-style-name="cf18" style:base-cell-address="Sheet1.C58"/>
      <style:map style:condition="cell-content()=&quot;M&quot;" style:apply-style-name="cf18" style:base-cell-address="Sheet1.C58"/>
      <style:map style:condition="cell-content()=&quot;B&quot;" style:apply-style-name="cf18" style:base-cell-address="Sheet1.C58"/>
      <style:map style:condition="cell-content()=&quot;___&quot;" style:apply-style-name="cf20" style:base-cell-address="Sheet1.C58"/>
      <style:map style:condition="cell-content()=&quot;U&quot;" style:apply-style-name="cf21" style:base-cell-address="Sheet1.C58"/>
      <style:map style:condition="cell-content()=&quot;S&quot;" style:apply-style-name="cf22" style:base-cell-address="Sheet1.C58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C59"/>
      <style:map style:condition="cell-content()=&quot;A&quot;" style:apply-style-name="cf18" style:base-cell-address="Sheet1.C59"/>
      <style:map style:condition="cell-content()=&quot;I&quot;" style:apply-style-name="cf18" style:base-cell-address="Sheet1.C59"/>
      <style:map style:condition="cell-content()=&quot;M&quot;" style:apply-style-name="cf18" style:base-cell-address="Sheet1.C59"/>
      <style:map style:condition="cell-content()=&quot;B&quot;" style:apply-style-name="cf18" style:base-cell-address="Sheet1.C59"/>
      <style:map style:condition="cell-content()=&quot;___&quot;" style:apply-style-name="cf20" style:base-cell-address="Sheet1.C59"/>
      <style:map style:condition="cell-content()=&quot;U&quot;" style:apply-style-name="cf21" style:base-cell-address="Sheet1.C59"/>
      <style:map style:condition="cell-content()=&quot;S&quot;" style:apply-style-name="cf22" style:base-cell-address="Sheet1.C59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C59"/>
      <style:map style:condition="cell-content()=&quot;A&quot;" style:apply-style-name="cf18" style:base-cell-address="Sheet1.C59"/>
      <style:map style:condition="cell-content()=&quot;I&quot;" style:apply-style-name="cf18" style:base-cell-address="Sheet1.C59"/>
      <style:map style:condition="cell-content()=&quot;M&quot;" style:apply-style-name="cf18" style:base-cell-address="Sheet1.C59"/>
      <style:map style:condition="cell-content()=&quot;B&quot;" style:apply-style-name="cf18" style:base-cell-address="Sheet1.C59"/>
      <style:map style:condition="cell-content()=&quot;___&quot;" style:apply-style-name="cf20" style:base-cell-address="Sheet1.C59"/>
      <style:map style:condition="cell-content()=&quot;U&quot;" style:apply-style-name="cf21" style:base-cell-address="Sheet1.C59"/>
      <style:map style:condition="cell-content()=&quot;S&quot;" style:apply-style-name="cf22" style:base-cell-address="Sheet1.C59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K58"/>
      <style:map style:condition="cell-content()=&quot;I&quot;" style:apply-style-name="cf18" style:base-cell-address="Sheet1.K58"/>
      <style:map style:condition="cell-content()=&quot;M&quot;" style:apply-style-name="cf18" style:base-cell-address="Sheet1.K58"/>
      <style:map style:condition="cell-content()=&quot;B&quot;" style:apply-style-name="cf18" style:base-cell-address="Sheet1.K58"/>
      <style:map style:condition="cell-content()=&quot;___&quot;" style:apply-style-name="cf20" style:base-cell-address="Sheet1.K58"/>
      <style:map style:condition="cell-content()=&quot;U&quot;" style:apply-style-name="cf21" style:base-cell-address="Sheet1.K58"/>
      <style:map style:condition="cell-content()=&quot;S&quot;" style:apply-style-name="cf22" style:base-cell-address="Sheet1.K58"/>
    </style:style>
    <style:style style:name="ce2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K59"/>
      <style:map style:condition="cell-content()=&quot;I&quot;" style:apply-style-name="cf18" style:base-cell-address="Sheet1.K59"/>
      <style:map style:condition="cell-content()=&quot;M&quot;" style:apply-style-name="cf18" style:base-cell-address="Sheet1.K59"/>
      <style:map style:condition="cell-content()=&quot;B&quot;" style:apply-style-name="cf18" style:base-cell-address="Sheet1.K59"/>
      <style:map style:condition="cell-content()=&quot;___&quot;" style:apply-style-name="cf20" style:base-cell-address="Sheet1.K59"/>
      <style:map style:condition="cell-content()=&quot;U&quot;" style:apply-style-name="cf21" style:base-cell-address="Sheet1.K59"/>
      <style:map style:condition="cell-content()=&quot;S&quot;" style:apply-style-name="cf22" style:base-cell-address="Sheet1.K59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K59"/>
      <style:map style:condition="cell-content()=&quot;I&quot;" style:apply-style-name="cf18" style:base-cell-address="Sheet1.K59"/>
      <style:map style:condition="cell-content()=&quot;M&quot;" style:apply-style-name="cf18" style:base-cell-address="Sheet1.K59"/>
      <style:map style:condition="cell-content()=&quot;B&quot;" style:apply-style-name="cf18" style:base-cell-address="Sheet1.K59"/>
      <style:map style:condition="cell-content()=&quot;___&quot;" style:apply-style-name="cf20" style:base-cell-address="Sheet1.K59"/>
      <style:map style:condition="cell-content()=&quot;U&quot;" style:apply-style-name="cf21" style:base-cell-address="Sheet1.K59"/>
      <style:map style:condition="cell-content()=&quot;S&quot;" style:apply-style-name="cf22" style:base-cell-address="Sheet1.K59"/>
    </style:style>
    <style:style style:name="ce29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style:font-name="Droid Sans" style:font-name-asian="Droid Sans" style:font-name-complex="Droid Sans"/>
    </style:style>
    <style:style style:name="ce30" style:family="table-cell" style:parent-style-name="Default" style:data-style-name="N0">
      <style:table-cell-properties fo:background-color="#ff9900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31" style:family="table-cell" style:parent-style-name="Default" style:data-style-name="N0">
      <style:table-cell-properties fo:border-bottom="none" style:text-align-source="fix" style:repeat-content="false" fo:border-left="none" fo:padding-bottom="0.99pt" fo:padding-left="0.99pt" fo:padding-right="0pt" fo:padding-top="0.99pt" fo:border-right="0.06pt solid #ffffff" fo:border-top="none" style:vertical-align="middle"/>
      <style:paragraph-properties fo:text-align="end"/>
    </style:style>
    <style:style style:name="ce32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33" style:family="table-cell" style:parent-style-name="Default" style:data-style-name="N0">
      <style:table-cell-properties style:vertical-align="middle"/>
      <style:text-properties style:font-name="Droid Sans" style:font-name-asian="Droid Sans" style:font-name-complex="Droid Sans"/>
    </style:style>
    <style:style style:name="ce34" style:family="table-cell" style:parent-style-name="Default" style:data-style-name="N0">
      <style:table-cell-properties style:vertical-align="middle"/>
    </style:style>
    <style:style style:name="ce35" style:family="table-cell" style:parent-style-name="Default" style:data-style-name="N37">
      <style:table-cell-properties fo:border-bottom="none" style:text-align-source="fix" style:repeat-content="false" fo:border-left="none" fo:border-right="0.06pt solid #ffffff" fo:border-top="none" style:vertical-align="middle"/>
      <style:paragraph-properties fo:text-align="center"/>
      <style:text-properties style:font-name="Droid Sans" style:font-name-asian="Droid Sans" style:font-name-complex="Droid Sans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font-name="Droid Sans" style:font-name-asian="Droid Sans" style:font-name-complex="Droid Sans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39" style:family="table-cell" style:parent-style-name="Default" style:data-style-name="N0">
      <style:table-cell-properties fo:background-color="#ff9900"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A1"/>
      <style:map style:condition="cell-content()&gt;=2" style:apply-style-name="cf15" style:base-cell-address="Sheet1.A1"/>
      <style:map style:condition="cell-content()=0" style:apply-style-name="cf24" style:base-cell-address="Sheet1.A1"/>
      <style:map style:condition="cell-content()=1" style:apply-style-name="cf25" style:base-cell-address="Sheet1.A1"/>
    </style:style>
    <style:style style:name="ce41" style:family="table-cell" style:parent-style-name="Default" style:data-style-name="N0">
      <style:table-cell-properties fo:background-color="#ff9900"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A1"/>
      <style:map style:condition="cell-content()&gt;=2" style:apply-style-name="cf15" style:base-cell-address="Sheet1.A1"/>
      <style:map style:condition="cell-content()=0" style:apply-style-name="cf24" style:base-cell-address="Sheet1.A1"/>
      <style:map style:condition="cell-content()=1" style:apply-style-name="cf25" style:base-cell-address="Sheet1.A1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4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8"/>
      <style:map style:condition="cell-content()&gt;=2" style:apply-style-name="cf15" style:base-cell-address="Sheet1.T58"/>
      <style:map style:condition="cell-content()=0" style:apply-style-name="cf24" style:base-cell-address="Sheet1.T58"/>
      <style:map style:condition="cell-content()=1" style:apply-style-name="cf25" style:base-cell-address="Sheet1.T58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9"/>
      <style:map style:condition="cell-content()&gt;=2" style:apply-style-name="cf15" style:base-cell-address="Sheet1.T59"/>
      <style:map style:condition="cell-content()=0" style:apply-style-name="cf24" style:base-cell-address="Sheet1.T59"/>
      <style:map style:condition="cell-content()=1" style:apply-style-name="cf25" style:base-cell-address="Sheet1.T59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9"/>
      <style:map style:condition="cell-content()&gt;=2" style:apply-style-name="cf15" style:base-cell-address="Sheet1.T59"/>
      <style:map style:condition="cell-content()=0" style:apply-style-name="cf24" style:base-cell-address="Sheet1.T59"/>
      <style:map style:condition="cell-content()=1" style:apply-style-name="cf25" style:base-cell-address="Sheet1.T59"/>
    </style:style>
    <style:style style:name="ce4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7" style:family="table-cell" style:parent-style-name="Hyperlink" style:data-style-name="N0">
      <style:text-properties fo:color="#0000ff" style:text-underline-style="solid" style:text-underline-width="auto" style:text-underline-color="font-color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number-columns-repeated="14" table:default-cell-style-name="ce25"/>
        <table:table-column table:style-name="co4" table:default-cell-style-name="ce32"/>
        <table:table-column table:style-name="co5" table:default-cell-style-name="ce34"/>
        <table:table-column table:style-name="co4" table:default-cell-style-name="ce37"/>
        <table:table-column table:style-name="co6" table:default-cell-style-name="ce56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8" table:number-columns-repeated="998" table:default-cell-style-name="ce12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Significado</text:p>
          </table:table-cell>
          <table:table-cell table:style-name="ce18" table:number-columns-repeated="14"/>
          <table:table-cell table:style-name="ce29"/>
          <table:table-cell table:style-name="ce33"/>
          <table:table-cell table:style-name="ce36"/>
          <table:table-cell table:style-name="ce38"/>
          <table:table-cell table:style-name="ce8" table:number-columns-repeated="146"/>
          <table:table-cell table:number-columns-repeated="858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1" office:value-type="string" calcext:value-type="string">
            <text:p>Resuelto en competencia</text:p>
          </table:table-cell>
          <table:table-cell table:style-name="ce18" table:number-columns-repeated="14"/>
          <table:table-cell table:style-name="ce29"/>
          <table:table-cell table:style-name="ce33"/>
          <table:table-cell table:style-name="ce36"/>
          <table:table-cell table:style-name="ce38"/>
          <table:table-cell table:style-name="ce8" table:number-columns-repeated="146"/>
          <table:table-cell table:number-columns-repeated="858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Resuelto Off-Contest por alguien</text:p>
          </table:table-cell>
          <table:table-cell table:style-name="ce18" table:number-columns-repeated="14"/>
          <table:table-cell table:style-name="ce29"/>
          <table:table-cell table:style-name="ce33"/>
          <table:table-cell table:style-name="ce36"/>
          <table:table-cell table:style-name="ce38"/>
          <table:table-cell table:style-name="ce8" table:number-columns-repeated="146"/>
          <table:table-cell table:number-columns-repeated="858"/>
        </table:table-row>
        <table:table-row table:style-name="ro1">
          <table:table-cell table:style-name="ce4" office:value-type="string" calcext:value-type="string">
            <text:p>B/M/I</text:p>
          </table:table-cell>
          <table:table-cell table:style-name="ce1" office:value-type="string" calcext:value-type="string">
            <text:p>Resuelto Off-Contest por Brian/Maxi/Ivan</text:p>
          </table:table-cell>
          <table:table-cell table:style-name="ce18" table:number-columns-repeated="14"/>
          <table:table-cell table:style-name="ce29"/>
          <table:table-cell table:style-name="ce33"/>
          <table:table-cell table:style-name="ce36"/>
          <table:table-cell table:style-name="ce38"/>
          <table:table-cell table:style-name="ce8" table:number-columns-repeated="146"/>
          <table:table-cell table:number-columns-repeated="858"/>
        </table:table-row>
        <table:table-row table:style-name="ro1">
          <table:table-cell table:style-name="ce5" office:value-type="string" calcext:value-type="string">
            <text:p>U</text:p>
          </table:table-cell>
          <table:table-cell table:style-name="ce1" office:value-type="string" calcext:value-type="string">
            <text:p>Upsolvear</text:p>
          </table:table-cell>
          <table:table-cell table:style-name="ce18" table:number-columns-repeated="14"/>
          <table:table-cell table:style-name="ce29"/>
          <table:table-cell table:style-name="ce33"/>
          <table:table-cell table:style-name="ce36"/>
          <table:table-cell table:style-name="ce38"/>
          <table:table-cell table:style-name="ce8" table:number-columns-repeated="146"/>
          <table:table-cell table:number-columns-repeated="858"/>
        </table:table-row>
        <table:table-row table:style-name="ro3">
          <table:table-cell table:style-name="ce6" office:value-type="string" calcext:value-type="string">
            <text:p>___</text:p>
          </table:table-cell>
          <table:table-cell table:style-name="ce1" office:value-type="string" calcext:value-type="string">
            <text:p>No interesante aún</text:p>
          </table:table-cell>
          <table:table-cell table:style-name="ce18" table:number-columns-repeated="14"/>
          <table:table-cell table:style-name="ce29"/>
          <table:table-cell table:style-name="ce33"/>
          <table:table-cell table:style-name="ce36"/>
          <table:table-cell table:style-name="ce38"/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7"/>
          <table:table-cell table:style-name="ce1" office:value-type="string" calcext:value-type="string">
            <text:p>No hay problema</text:p>
          </table:table-cell>
          <table:table-cell table:style-name="ce18" table:number-columns-repeated="14"/>
          <table:table-cell table:style-name="ce29"/>
          <table:table-cell table:style-name="ce33"/>
          <table:table-cell table:style-name="ce36"/>
          <table:table-cell table:style-name="ce38"/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29"/>
          <table:table-cell table:style-name="ce33"/>
          <table:table-cell table:style-name="ce36"/>
          <table:table-cell table:style-name="ce38"/>
          <table:table-cell table:style-name="ce8" table:number-columns-repeated="146"/>
          <table:table-cell table:number-columns-repeated="858"/>
        </table:table-row>
        <table:table-row table:style-name="ro5">
          <table:table-cell table:style-name="ce9" office:value-type="string" calcext:value-type="string">
            <text:p>Fecha</text:p>
          </table:table-cell>
          <table:table-cell table:style-name="ce9" office:value-type="string" calcext:value-type="string">
            <text:p>Nombre de la competencia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K</text:p>
          </table:table-cell>
          <table:table-cell table:style-name="ce19" office:value-type="string" calcext:value-type="string">
            <text:p>L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ce30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39" office:value-type="string" calcext:value-type="string">
            <text:p>Off Contest</text:p>
          </table:table-cell>
          <table:table-cell table:style-name="ce9" office:value-type="string" calcext:value-type="string">
            <text:p>Link</text:p>
          </table:table-cell>
          <table:table-cell table:style-name="ce8" table:number-columns-repeated="145"/>
          <table:table-cell table:number-columns-repeated="858"/>
        </table:table-row>
        <table:table-row table:style-name="ro6">
          <table:table-cell table:style-name="ce10" office:value-type="date" office:date-value="2017-01-04" calcext:value-type="date">
            <text:p>04/01/2017</text:p>
          </table:table-cell>
          <table:table-cell table:style-name="ce13" office:value-type="string" calcext:value-type="string">
            <text:p>RPC #03</text:p>
          </table:table-cell>
          <table:table-cell table:number-columns-repeated="2"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NH</text:p>
          </table:table-cell>
          <table:table-cell table:style-name="ce31" table:formula="of:=COUNTIF([.C10:.P10]; &quot;S&quot;)" office:value-type="float" office:value="7" calcext:value-type="float">
            <text:p>7</text:p>
          </table:table-cell>
          <table:table-cell table:style-name="ce35" table:formula="of:=IF(COUNTA([.C10:.P10])&lt;&gt;0;&quot;de&quot;;&quot;&quot;)" office:value-type="string" office:string-value="de" calcext:value-type="string">
            <text:p>de</text:p>
          </table:table-cell>
          <table:table-cell table:formula="of:=14 - COUNTIF([.C10:.P10]; &quot;NH&quot;)" office:value-type="float" office:value="13" calcext:value-type="float">
            <text:p>13</text:p>
          </table:table-cell>
          <table:table-cell table:style-name="ce40" table:formula="of:=IF([.Q10]+(COUNTIF([.C10:.P10]; &quot;B&quot;) + COUNTIF([.C10:.P10]; &quot;M&quot;) + COUNTIF([.C10:.P10]; &quot;I&quot;) + COUNTIF([.C10:.P10]; &quot;A&quot;)) = [.S10]; &quot;CLEARED&quot;; COUNTIF([.C10:.P10]; &quot;B&quot;) + COUNTIF([.C10:.P10]; &quot;M&quot;) + COUNTIF([.C10:.P10]; &quot;I&quot;) + COUNTIF([.C10:.P10]; &quot;A&quot;))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://redprogramacioncompetitiva.com/contests/2017/03/" xlink:type="simple">http://redprogramacioncompetitiva.com/contests/2017/03/</text:a></text:p>
          </table:table-cell>
          <table:table-cell table:style-name="ce8"/>
          <table:table-cell table:style-name="ce8" office:value-type="string" calcext:value-type="string">
            <text:p>E = QuaseEqual strings</text:p>
          </table:table-cell>
          <table:table-cell table:style-name="ce8" office:value-type="string" calcext:value-type="string">
            <text:p>J = Tobby Primes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date" office:date-value="2017-11-04" calcext:value-type="date">
            <text:p>04/11/2017</text:p>
          </table:table-cell>
          <table:table-cell table:style-name="ce13" office:value-type="string" calcext:value-type="string">
            <text:p>NEERC 15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M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0"/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11:.P11]; &quot;S&quot;)" office:value-type="float" office:value="2" calcext:value-type="float">
            <text:p>2</text:p>
          </table:table-cell>
          <table:table-cell table:style-name="ce35" table:formula="of:=IF(COUNTA([.C11:.P11])&lt;&gt;0;&quot;de&quot;;&quot;&quot;)" office:value-type="string" office:string-value="de" calcext:value-type="string">
            <text:p>de</text:p>
          </table:table-cell>
          <table:table-cell table:formula="of:=14 - COUNTIF([.C11:.P11]; &quot;NH&quot;)" office:value-type="float" office:value="12" calcext:value-type="float">
            <text:p>12</text:p>
          </table:table-cell>
          <table:table-cell table:style-name="ce40" table:formula="of:=IF([.Q11]+(COUNTIF([.C11:.P11]; &quot;B&quot;) + COUNTIF([.C11:.P11]; &quot;M&quot;) + COUNTIF([.C11:.P11]; &quot;I&quot;) + COUNTIF([.C11:.P11]; &quot;A&quot;)) = [.S11]; &quot;CLEARED&quot;; COUNTIF([.C11:.P11]; &quot;B&quot;) + COUNTIF([.C11:.P11]; &quot;M&quot;) + COUNTIF([.C11:.P11]; &quot;I&quot;) + COUNTIF([.C11:.P11]; &quot;A&quot;))" office:value-type="float" office:value="2" calcext:value-type="float">
            <text:p>2</text:p>
          </table:table-cell>
          <table:table-cell table:style-name="ce8" office:value-type="string" calcext:value-type="string">
            <text:p>http://codeforces.com/gym/100851</text:p>
          </table:table-cell>
          <table:table-cell table:style-name="ce8"/>
          <table:table-cell table:style-name="ce8" office:value-type="string" calcext:value-type="string">
            <text:p>B = BinDecimal</text:p>
          </table:table-cell>
          <table:table-cell table:style-name="ce8" office:value-type="string" calcext:value-type="string">
            <text:p>J = Jump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21/04/2017</text:p>
          </table:table-cell>
          <table:table-cell table:style-name="ce13" office:value-type="string" calcext:value-type="string">
            <text:p>NEERC Southern Subregional 13-14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NH</text:p>
          </table:table-cell>
          <table:table-cell table:style-name="ce31" table:formula="of:=COUNTIF([.C12:.P12]; &quot;S&quot;)" office:value-type="float" office:value="6" calcext:value-type="float">
            <text:p>6</text:p>
          </table:table-cell>
          <table:table-cell table:style-name="ce35" table:formula="of:=IF(COUNTA([.C12:.P12])&lt;&gt;0;&quot;de&quot;;&quot;&quot;)" office:value-type="string" office:string-value="de" calcext:value-type="string">
            <text:p>de</text:p>
          </table:table-cell>
          <table:table-cell table:formula="of:=14 - COUNTIF([.C12:.P12]; &quot;NH&quot;)" office:value-type="float" office:value="13" calcext:value-type="float">
            <text:p>13</text:p>
          </table:table-cell>
          <table:table-cell table:style-name="ce40" table:formula="of:=IF([.Q12]+(COUNTIF([.C12:.P12]; &quot;B&quot;) + COUNTIF([.C12:.P12]; &quot;M&quot;) + COUNTIF([.C12:.P12]; &quot;I&quot;) + COUNTIF([.C12:.P12]; &quot;A&quot;)) = [.S12]; &quot;CLEARED&quot;; COUNTIF([.C12:.P12]; &quot;B&quot;) + COUNTIF([.C12:.P12]; &quot;M&quot;) + COUNTIF([.C12:.P12]; &quot;I&quot;) + COUNTIF([.C12:.P12]; &quot;A&quot;))" office:value-type="float" office:value="2" calcext:value-type="float">
            <text:p>2</text:p>
          </table:table-cell>
          <table:table-cell table:style-name="ce8" office:value-type="string" calcext:value-type="string">
            <text:p>http://codeforces.com/gym/100253</text:p>
          </table:table-cell>
          <table:table-cell table:style-name="ce8"/>
          <table:table-cell table:style-name="ce8" office:value-type="string" calcext:value-type="string">
            <text:p>E = Scientific Batallion</text:p>
          </table:table-cell>
          <table:table-cell table:style-name="ce8" office:value-type="string" calcext:value-type="string">
            <text:p>J = Contest and Train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24/04/2017</text:p>
          </table:table-cell>
          <table:table-cell table:style-name="ce13" office:value-type="string" calcext:value-type="string">
            <text:p>World Finals 2012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number-columns-repeated="6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13:.P13]; &quot;S&quot;)" office:value-type="float" office:value="1" calcext:value-type="float">
            <text:p>1</text:p>
          </table:table-cell>
          <table:table-cell table:style-name="ce35" table:formula="of:=IF(COUNTA([.C13:.P13])&lt;&gt;0;&quot;de&quot;;&quot;&quot;)" office:value-type="string" office:string-value="de" calcext:value-type="string">
            <text:p>de</text:p>
          </table:table-cell>
          <table:table-cell table:formula="of:=14 - COUNTIF([.C13:.P13]; &quot;NH&quot;)" office:value-type="float" office:value="12" calcext:value-type="float">
            <text:p>12</text:p>
          </table:table-cell>
          <table:table-cell table:style-name="ce40" table:formula="of:=IF([.Q13]+(COUNTIF([.C13:.P13]; &quot;B&quot;) + COUNTIF([.C13:.P13]; &quot;M&quot;) + COUNTIF([.C13:.P13]; &quot;I&quot;) + COUNTIF([.C13:.P13]; &quot;A&quot;)) = [.S13]; &quot;CLEARED&quot;; COUNTIF([.C13:.P13]; &quot;B&quot;) + COUNTIF([.C13:.P13]; &quot;M&quot;) + COUNTIF([.C13:.P13]; &quot;I&quot;) + COUNTIF([.C13:.P13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ym/101205</text:p>
          </table:table-cell>
          <table:table-cell table:style-name="ce8"/>
          <table:table-cell table:style-name="ce8" office:value-type="string" calcext:value-type="string">
            <text:p>C = Bus Tour</text:p>
          </table:table-cell>
          <table:table-cell table:style-name="ce8" office:value-type="string" calcext:value-type="string">
            <text:p>K = Stacking Plates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date" office:date-value="2017-02-05" calcext:value-type="date">
            <text:p>05/02/2017</text:p>
          </table:table-cell>
          <table:table-cell table:style-name="ce13" office:value-type="string" calcext:value-type="string">
            <text:p>SWERC 13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I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14:.P14]; &quot;S&quot;)" office:value-type="float" office:value="1" calcext:value-type="float">
            <text:p>1</text:p>
          </table:table-cell>
          <table:table-cell table:style-name="ce35" table:formula="of:=IF(COUNTA([.C14:.P14])&lt;&gt;0;&quot;de&quot;;&quot;&quot;)" office:value-type="string" office:string-value="de" calcext:value-type="string">
            <text:p>de</text:p>
          </table:table-cell>
          <table:table-cell table:formula="of:=14 - COUNTIF([.C14:.P14]; &quot;NH&quot;)" office:value-type="float" office:value="10" calcext:value-type="float">
            <text:p>10</text:p>
          </table:table-cell>
          <table:table-cell table:style-name="ce40" table:formula="of:=IF([.Q14]+(COUNTIF([.C14:.P14]; &quot;B&quot;) + COUNTIF([.C14:.P14]; &quot;M&quot;) + COUNTIF([.C14:.P14]; &quot;I&quot;) + COUNTIF([.C14:.P14]; &quot;A&quot;)) = [.S14]; &quot;CLEARED&quot;; COUNTIF([.C14:.P14]; &quot;B&quot;) + COUNTIF([.C14:.P14]; &quot;M&quot;) + COUNTIF([.C14:.P14]; &quot;I&quot;) + COUNTIF([.C14:.P14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ym/100443</text:p>
          </table:table-cell>
          <table:table-cell table:style-name="ce8"/>
          <table:table-cell table:style-name="ce8" office:value-type="string" calcext:value-type="string">
            <text:p>C = Shopping Malls</text:p>
          </table:table-cell>
          <table:table-cell table:style-name="ce8" office:value-type="string" calcext:value-type="string">
            <text:p>H = Binary Tree</text:p>
          </table:table-cell>
          <table:table-cell table:style-name="ce8" office:value-type="string" calcext:value-type="string">
            <text:p>I = Trending Topic</text:p>
          </table:table-cell>
          <table:table-cell table:style-name="ce8" table:number-columns-repeated="141"/>
          <table:table-cell table:number-columns-repeated="858"/>
        </table:table-row>
        <table:table-row table:style-name="ro6">
          <table:table-cell table:style-name="ce10" office:value-type="date" office:date-value="2017-09-05" calcext:value-type="date">
            <text:p>05/09/2017</text:p>
          </table:table-cell>
          <table:table-cell table:style-name="ce13" office:value-type="string" calcext:value-type="string">
            <text:p>NEERC Northern Subregional 15-16</text:p>
          </table:table-cell>
          <table:table-cell table:number-columns-repeated="5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15:.P15]; &quot;S&quot;)" office:value-type="float" office:value="8" calcext:value-type="float">
            <text:p>8</text:p>
          </table:table-cell>
          <table:table-cell table:style-name="ce35" table:formula="of:=IF(COUNTA([.C15:.P15])&lt;&gt;0;&quot;de&quot;;&quot;&quot;)" office:value-type="string" office:string-value="de" calcext:value-type="string">
            <text:p>de</text:p>
          </table:table-cell>
          <table:table-cell table:formula="of:=14 - COUNTIF([.C15:.P15]; &quot;NH&quot;)" office:value-type="float" office:value="12" calcext:value-type="float">
            <text:p>12</text:p>
          </table:table-cell>
          <table:table-cell table:style-name="ce40" table:formula="of:=IF([.Q15]+(COUNTIF([.C15:.P15]; &quot;B&quot;) + COUNTIF([.C15:.P15]; &quot;M&quot;) + COUNTIF([.C15:.P15]; &quot;I&quot;) + COUNTIF([.C15:.P15]; &quot;A&quot;)) = [.S15]; &quot;CLEARED&quot;; COUNTIF([.C15:.P15]; &quot;B&quot;) + COUNTIF([.C15:.P15]; &quot;M&quot;) + COUNTIF([.C15:.P15]; &quot;I&quot;) + COUNTIF([.C15:.P15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0801</text:p>
          </table:table-cell>
          <table:table-cell table:style-name="ce8"/>
          <table:table-cell table:style-name="ce8" office:value-type="string" calcext:value-type="string">
            <text:p>F = Fygon</text:p>
          </table:table-cell>
          <table:table-cell table:style-name="ce8" office:value-type="string" calcext:value-type="string">
            <text:p>G = Graph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15/05/2017</text:p>
          </table:table-cell>
          <table:table-cell table:style-name="ce13" office:value-type="string" calcext:value-type="string">
            <text:p>World Finals 2014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number-columns-repeated="6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16:.P16]; &quot;S&quot;)" office:value-type="float" office:value="1" calcext:value-type="float">
            <text:p>1</text:p>
          </table:table-cell>
          <table:table-cell table:style-name="ce35" table:formula="of:=IF(COUNTA([.C16:.P16])&lt;&gt;0;&quot;de&quot;;&quot;&quot;)" office:value-type="string" office:string-value="de" calcext:value-type="string">
            <text:p>de</text:p>
          </table:table-cell>
          <table:table-cell table:formula="of:=14 - COUNTIF([.C16:.P16]; &quot;NH&quot;)" office:value-type="float" office:value="12" calcext:value-type="float">
            <text:p>12</text:p>
          </table:table-cell>
          <table:table-cell table:style-name="ce40" table:formula="of:=IF([.Q16]+(COUNTIF([.C16:.P16]; &quot;B&quot;) + COUNTIF([.C16:.P16]; &quot;M&quot;) + COUNTIF([.C16:.P16]; &quot;I&quot;) + COUNTIF([.C16:.P16]; &quot;A&quot;)) = [.S16]; &quot;CLEARED&quot;; COUNTIF([.C16:.P16]; &quot;B&quot;) + COUNTIF([.C16:.P16]; &quot;M&quot;) + COUNTIF([.C16:.P16]; &quot;I&quot;) + COUNTIF([.C16:.P16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1221</text:p>
          </table:table-cell>
          <table:table-cell table:style-name="ce8"/>
          <table:table-cell table:style-name="ce8" office:value-type="string" calcext:value-type="string">
            <text:p>C = Crane Balancing</text:p>
          </table:table-cell>
          <table:table-cell table:style-name="ce8" office:value-type="string" calcext:value-type="string">
            <text:p>K = Surveillance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17/05/2017</text:p>
          </table:table-cell>
          <table:table-cell table:style-name="ce13" office:value-type="string" calcext:value-type="string">
            <text:p>World Finals 2013</text:p>
          </table:table-cell>
          <table:table-cell table:style-name="ce20" office:value-type="string" calcext:value-type="string">
            <text:p>U</text:p>
          </table:table-cell>
          <table:table-cell table:style-name="ce20" table:number-columns-repeated="2"/>
          <table:table-cell table:style-name="ce20" office:value-type="string" calcext:value-type="string">
            <text:p>B</text:p>
          </table:table-cell>
          <table:table-cell table:style-name="ce20" table:number-columns-repeated="3"/>
          <table:table-cell table:style-name="ce20" office:value-type="string" calcext:value-type="string">
            <text:p>U</text:p>
          </table:table-cell>
          <table:table-cell table:style-name="ce20" table:number-columns-repeated="2"/>
          <table:table-cell table:style-name="ce20" office:value-type="string" calcext:value-type="string">
            <text:p>B</text:p>
          </table:table-cell>
          <table:table-cell table:style-name="ce20"/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17:.P17]; &quot;S&quot;)" office:value-type="float" office:value="0" calcext:value-type="float">
            <text:p>0</text:p>
          </table:table-cell>
          <table:table-cell table:style-name="ce35" table:formula="of:=IF(COUNTA([.C17:.P17])&lt;&gt;0;&quot;de&quot;;&quot;&quot;)" office:value-type="string" office:string-value="de" calcext:value-type="string">
            <text:p>de</text:p>
          </table:table-cell>
          <table:table-cell table:formula="of:=14 - COUNTIF([.C17:.P17]; &quot;NH&quot;)" office:value-type="float" office:value="12" calcext:value-type="float">
            <text:p>12</text:p>
          </table:table-cell>
          <table:table-cell table:style-name="ce40" table:formula="of:=IF([.Q17]+(COUNTIF([.C17:.P17]; &quot;B&quot;) + COUNTIF([.C17:.P17]; &quot;M&quot;) + COUNTIF([.C17:.P17]; &quot;I&quot;) + COUNTIF([.C17:.P17]; &quot;A&quot;)) = [.S17]; &quot;CLEARED&quot;; COUNTIF([.C17:.P17]; &quot;B&quot;) + COUNTIF([.C17:.P17]; &quot;M&quot;) + COUNTIF([.C17:.P17]; &quot;I&quot;) + COUNTIF([.C17:.P17]; &quot;A&quot;))" office:value-type="float" office:value="2" calcext:value-type="float">
            <text:p>2</text:p>
          </table:table-cell>
          <table:table-cell table:style-name="ce8" office:value-type="string" calcext:value-type="string">
            <text:p>http://codeforces.com/gym/101208</text:p>
          </table:table-cell>
          <table:table-cell table:style-name="ce8"/>
          <table:table-cell table:style-name="ce8" office:value-type="string" calcext:value-type="string">
            <text:p>A = Self-Assembly</text:p>
          </table:table-cell>
          <table:table-cell table:style-name="ce8" office:value-type="string" calcext:value-type="string">
            <text:p>H = Matrioshka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24/05/2017</text:p>
          </table:table-cell>
          <table:table-cell table:style-name="ce13" office:value-type="string" calcext:value-type="string">
            <text:p>World Finals 2017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18:.P18]; &quot;S&quot;)" office:value-type="float" office:value="3" calcext:value-type="float">
            <text:p>3</text:p>
          </table:table-cell>
          <table:table-cell table:style-name="ce35" table:formula="of:=IF(COUNTA([.C18:.P18])&lt;&gt;0;&quot;de&quot;;&quot;&quot;)" office:value-type="string" office:string-value="de" calcext:value-type="string">
            <text:p>de</text:p>
          </table:table-cell>
          <table:table-cell table:formula="of:=14 - COUNTIF([.C18:.P18]; &quot;NH&quot;)" office:value-type="float" office:value="12" calcext:value-type="float">
            <text:p>12</text:p>
          </table:table-cell>
          <table:table-cell table:style-name="ce40" table:formula="of:=IF([.Q18]+(COUNTIF([.C18:.P18]; &quot;B&quot;) + COUNTIF([.C18:.P18]; &quot;M&quot;) + COUNTIF([.C18:.P18]; &quot;I&quot;) + COUNTIF([.C18:.P18]; &quot;A&quot;)) = [.S18]; &quot;CLEARED&quot;; COUNTIF([.C18:.P18]; &quot;B&quot;) + COUNTIF([.C18:.P18]; &quot;M&quot;) + COUNTIF([.C18:.P18]; &quot;I&quot;) + COUNTIF([.C18:.P18]; &quot;A&quot;))" office:value-type="float" office:value="0" calcext:value-type="float">
            <text:p>0</text:p>
          </table:table-cell>
          <table:table-cell table:style-name="ce57" office:value-type="string" calcext:value-type="string">
            <text:p><text:a xlink:href="http://codeforces.com/gym/101471" xlink:type="simple">http://codeforces.com/gym/101471</text:a></text:p>
          </table:table-cell>
          <table:table-cell table:style-name="ce8"/>
          <table:table-cell table:style-name="ce8" office:value-type="string" calcext:value-type="string">
            <text:p>A = Airport Construction</text:p>
          </table:table-cell>
          <table:table-cell table:style-name="ce8" office:value-type="string" calcext:value-type="string">
            <text:p>C = Mission Improbable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date" office:date-value="2017-10-06" calcext:value-type="date">
            <text:p>06/10/2017</text:p>
          </table:table-cell>
          <table:table-cell table:style-name="ce13" office:value-type="string" calcext:value-type="string">
            <text:p>RPC #06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19:.P19]; &quot;S&quot;)" office:value-type="float" office:value="8" calcext:value-type="float">
            <text:p>8</text:p>
          </table:table-cell>
          <table:table-cell table:style-name="ce35" table:formula="of:=IF(COUNTA([.C19:.P19])&lt;&gt;0;&quot;de&quot;;&quot;&quot;)" office:value-type="string" office:string-value="de" calcext:value-type="string">
            <text:p>de</text:p>
          </table:table-cell>
          <table:table-cell table:formula="of:=14 - COUNTIF([.C19:.P19]; &quot;NH&quot;)" office:value-type="float" office:value="12" calcext:value-type="float">
            <text:p>12</text:p>
          </table:table-cell>
          <table:table-cell table:style-name="ce40" table:formula="of:=IF([.Q19]+(COUNTIF([.C19:.P19]; &quot;B&quot;) + COUNTIF([.C19:.P19]; &quot;M&quot;) + COUNTIF([.C19:.P19]; &quot;I&quot;) + COUNTIF([.C19:.P19]; &quot;A&quot;)) = [.S19]; &quot;CLEARED&quot;; COUNTIF([.C19:.P19]; &quot;B&quot;) + COUNTIF([.C19:.P19]; &quot;M&quot;) + COUNTIF([.C19:.P19]; &quot;I&quot;) + COUNTIF([.C19:.P19]; &quot;A&quot;))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://redprogramacioncompetitiva.com/contests/2017/06/" xlink:type="simple">http://redprogramacioncompetitiva.com/contests/2017/06/</text:a></text:p>
          </table:table-cell>
          <table:table-cell table:style-name="ce8"/>
          <table:table-cell table:style-name="ce8" office:value-type="string" calcext:value-type="string">
            <text:p>F = Macarons</text:p>
          </table:table-cell>
          <table:table-cell table:style-name="ce8" office:value-type="string" calcext:value-type="string">
            <text:p>G = Geonosis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date" office:date-value="2017-07-07" calcext:value-type="date">
            <text:p>07/07/2017</text:p>
          </table:table-cell>
          <table:table-cell table:style-name="ce13" office:value-type="string" calcext:value-type="string">
            <text:p>SEUSA 2009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U</text:p>
          </table:table-cell>
          <table:table-cell table:number-columns-repeated="5" table:style-name="ce20" office:value-type="string" calcext:value-type="string">
            <text:p>NH</text:p>
          </table:table-cell>
          <table:table-cell table:style-name="ce31" table:formula="of:=COUNTIF([.C20:.P20]; &quot;S&quot;)" office:value-type="float" office:value="3" calcext:value-type="float">
            <text:p>3</text:p>
          </table:table-cell>
          <table:table-cell table:style-name="ce35" table:formula="of:=IF(COUNTA([.C20:.P20])&lt;&gt;0;&quot;de&quot;;&quot;&quot;)" office:value-type="string" office:string-value="de" calcext:value-type="string">
            <text:p>de</text:p>
          </table:table-cell>
          <table:table-cell table:formula="of:=14 - COUNTIF([.C20:.P20]; &quot;NH&quot;)" office:value-type="float" office:value="9" calcext:value-type="float">
            <text:p>9</text:p>
          </table:table-cell>
          <table:table-cell table:style-name="ce40" table:formula="of:=IF([.Q20]+(COUNTIF([.C20:.P20]; &quot;B&quot;) + COUNTIF([.C20:.P20]; &quot;M&quot;) + COUNTIF([.C20:.P20]; &quot;I&quot;) + COUNTIF([.C20:.P20]; &quot;A&quot;)) = [.S20]; &quot;CLEARED&quot;; COUNTIF([.C20:.P20]; &quot;B&quot;) + COUNTIF([.C20:.P20]; &quot;M&quot;) + COUNTIF([.C20:.P20]; &quot;I&quot;) + COUNTIF([.C20:.P20]; &quot;A&quot;))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://codeforces.com/gym/100182" xlink:type="simple">http://codeforces.com/gym/100182</text:a></text:p>
          </table:table-cell>
          <table:table-cell table:style-name="ce8"/>
          <table:table-cell table:style-name="ce8" office:value-type="string" calcext:value-type="string">
            <text:p>G = Pool Table</text:p>
          </table:table-cell>
          <table:table-cell table:style-name="ce8" office:value-type="string" calcext:value-type="string">
            <text:p>I = Mosaic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17/07/2017</text:p>
          </table:table-cell>
          <table:table-cell table:style-name="ce14" office:value-type="string" calcext:value-type="string">
            <text:p>TC 2017 ARG #0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1"/>
          <table:table-cell table:style-name="ce20" office:value-type="string" calcext:value-type="string">
            <text:p>S</text:p>
          </table:table-cell>
          <table:table-cell table:style-name="ce21" table:number-columns-repeated="2"/>
          <table:table-cell table:number-columns-repeated="2"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21:.P21]; &quot;S&quot;)" office:value-type="float" office:value="4" calcext:value-type="float">
            <text:p>4</text:p>
          </table:table-cell>
          <table:table-cell table:style-name="ce35" table:formula="of:=IF(COUNTA([.C21:.P21])&lt;&gt;0;&quot;de&quot;;&quot;&quot;)" office:value-type="string" office:string-value="de" calcext:value-type="string">
            <text:p>de</text:p>
          </table:table-cell>
          <table:table-cell table:formula="of:=14 - COUNTIF([.C21:.P21]; &quot;NH&quot;)" office:value-type="float" office:value="10" calcext:value-type="float">
            <text:p>10</text:p>
          </table:table-cell>
          <table:table-cell table:style-name="ce40" table:formula="of:=IF([.Q21]+(COUNTIF([.C21:.P21]; &quot;B&quot;) + COUNTIF([.C21:.P21]; &quot;M&quot;) + COUNTIF([.C21:.P21]; &quot;I&quot;) + COUNTIF([.C21:.P21]; &quot;A&quot;)) = [.S21]; &quot;CLEARED&quot;; COUNTIF([.C21:.P21]; &quot;B&quot;) + COUNTIF([.C21:.P21]; &quot;M&quot;) + COUNTIF([.C21:.P21]; &quot;I&quot;) + COUNTIF([.C21:.P21]; &quot;A&quot;))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://coj.uci.cu/contest/contestview.xhtml?cid=1594" xlink:type="simple">http://coj.uci.cu/contest/contestview.xhtml?cid=1594</text:a></text:p>
          </table:table-cell>
          <table:table-cell table:style-name="ce8" table:number-columns-repeated="145"/>
          <table:table-cell table:number-columns-repeated="858"/>
        </table:table-row>
        <table:table-row table:style-name="ro4">
          <table:table-cell table:style-name="ce10" office:value-type="string" calcext:value-type="string">
            <text:p>18/07/2017</text:p>
          </table:table-cell>
          <table:table-cell table:style-name="ce14" office:value-type="string" calcext:value-type="string">
            <text:p>TC 2017 ARG #01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A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1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22:.P22]; &quot;S&quot;)" office:value-type="float" office:value="6" calcext:value-type="float">
            <text:p>6</text:p>
          </table:table-cell>
          <table:table-cell table:style-name="ce35" table:formula="of:=IF(COUNTA([.C22:.P22])&lt;&gt;0;&quot;de&quot;;&quot;&quot;)" office:value-type="string" office:string-value="de" calcext:value-type="string">
            <text:p>de</text:p>
          </table:table-cell>
          <table:table-cell table:formula="of:=14 - COUNTIF([.C22:.P22]; &quot;NH&quot;)" office:value-type="float" office:value="12" calcext:value-type="float">
            <text:p>12</text:p>
          </table:table-cell>
          <table:table-cell table:style-name="ce40" table:formula="of:=IF([.Q22]+(COUNTIF([.C22:.P22]; &quot;B&quot;) + COUNTIF([.C22:.P22]; &quot;M&quot;) + COUNTIF([.C22:.P22]; &quot;I&quot;) + COUNTIF([.C22:.P22]; &quot;A&quot;)) = [.S22]; &quot;CLEARED&quot;; COUNTIF([.C22:.P22]; &quot;B&quot;) + COUNTIF([.C22:.P22]; &quot;M&quot;) + COUNTIF([.C22:.P22]; &quot;I&quot;) + COUNTIF([.C22:.P22]; &quot;A&quot;))" office:value-type="float" office:value="5" calcext:value-type="float">
            <text:p>5</text:p>
          </table:table-cell>
          <table:table-cell table:style-name="ce8" office:value-type="string" calcext:value-type="string">
            <text:p>http://coj.uci.cu/contest/contestview.xhtml?cid=1595</text:p>
          </table:table-cell>
          <table:table-cell table:style-name="ce8"/>
          <table:table-cell table:style-name="ce8" office:value-type="string" calcext:value-type="string">
            <text:p>H = Binary Words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string" calcext:value-type="string">
            <text:p>19/07/2017</text:p>
          </table:table-cell>
          <table:table-cell table:style-name="ce14" office:value-type="string" calcext:value-type="string">
            <text:p>TC 2017 ARG #02</text:p>
          </table:table-cell>
          <table:table-cell table:number-columns-repeated="7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23:.P23]; &quot;S&quot;)" office:value-type="float" office:value="9" calcext:value-type="float">
            <text:p>9</text:p>
          </table:table-cell>
          <table:table-cell table:style-name="ce35" table:formula="of:=IF(COUNTA([.C23:.P23])&lt;&gt;0;&quot;de&quot;;&quot;&quot;)" office:value-type="string" office:string-value="de" calcext:value-type="string">
            <text:p>de</text:p>
          </table:table-cell>
          <table:table-cell table:formula="of:=14 - COUNTIF([.C23:.P23]; &quot;NH&quot;)" office:value-type="float" office:value="12" calcext:value-type="float">
            <text:p>12</text:p>
          </table:table-cell>
          <table:table-cell table:style-name="ce40" table:formula="of:=IF([.Q23]+(COUNTIF([.C23:.P23]; &quot;B&quot;) + COUNTIF([.C23:.P23]; &quot;M&quot;) + COUNTIF([.C23:.P23]; &quot;I&quot;) + COUNTIF([.C23:.P23]; &quot;A&quot;)) = [.S23]; &quot;CLEARED&quot;; COUNTIF([.C23:.P23]; &quot;B&quot;) + COUNTIF([.C23:.P23]; &quot;M&quot;) + COUNTIF([.C23:.P23]; &quot;I&quot;) + COUNTIF([.C23:.P23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j.uci.cu/contest/contestview.xhtml?cid=1596</text:p>
          </table:table-cell>
          <table:table-cell table:style-name="ce8"/>
          <table:table-cell table:style-name="ce8" office:value-type="string" calcext:value-type="string">
            <text:p>H = Cow Coupons</text:p>
          </table:table-cell>
          <table:table-cell table:style-name="ce8" office:value-type="string" calcext:value-type="string">
            <text:p>K = Unchanged Picture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1/07/2017</text:p>
          </table:table-cell>
          <table:table-cell table:style-name="ce15" office:value-type="string" calcext:value-type="string">
            <text:p>TC 2017 ARG #03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NH</text:p>
          </table:table-cell>
          <table:table-cell table:style-name="ce31" table:formula="of:=COUNTIF([.C24:.P24]; &quot;S&quot;)" office:value-type="float" office:value="5" calcext:value-type="float">
            <text:p>5</text:p>
          </table:table-cell>
          <table:table-cell table:style-name="ce35" table:formula="of:=IF(COUNTA([.C24:.P24])&lt;&gt;0;&quot;de&quot;;&quot;&quot;)" office:value-type="string" office:string-value="de" calcext:value-type="string">
            <text:p>de</text:p>
          </table:table-cell>
          <table:table-cell table:formula="of:=14 - COUNTIF([.C24:.P24]; &quot;NH&quot;)" office:value-type="float" office:value="13" calcext:value-type="float">
            <text:p>13</text:p>
          </table:table-cell>
          <table:table-cell table:style-name="ce40" table:formula="of:=IF([.Q24]+(COUNTIF([.C24:.P24]; &quot;B&quot;) + COUNTIF([.C24:.P24]; &quot;M&quot;) + COUNTIF([.C24:.P24]; &quot;I&quot;) + COUNTIF([.C24:.P24]; &quot;A&quot;)) = [.S24]; &quot;CLEARED&quot;; COUNTIF([.C24:.P24]; &quot;B&quot;) + COUNTIF([.C24:.P24]; &quot;M&quot;) + COUNTIF([.C24:.P24]; &quot;I&quot;) + COUNTIF([.C24:.P24]; &quot;A&quot;))" office:value-type="float" office:value="4" calcext:value-type="float">
            <text:p>4</text:p>
          </table:table-cell>
          <table:table-cell table:style-name="ce8" office:value-type="string" calcext:value-type="string">
            <text:p>https://a2oj.com/contest?ID=32630</text:p>
          </table:table-cell>
          <table:table-cell table:style-name="ce8"/>
          <table:table-cell table:style-name="ce8" office:value-type="string" calcext:value-type="string">
            <text:p>H = Hide and Seek</text:p>
          </table:table-cell>
          <table:table-cell table:style-name="ce8" office:value-type="string" calcext:value-type="string">
            <text:p>M = GCD Matrix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4/07/2017</text:p>
          </table:table-cell>
          <table:table-cell table:style-name="ce15" office:value-type="string" calcext:value-type="string">
            <text:p>TC 2017 ARG #04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25:.P25]; &quot;S&quot;)" office:value-type="float" office:value="6" calcext:value-type="float">
            <text:p>6</text:p>
          </table:table-cell>
          <table:table-cell table:style-name="ce35" table:formula="of:=IF(COUNTA([.C25:.P25])&lt;&gt;0;&quot;de&quot;;&quot;&quot;)" office:value-type="string" office:string-value="de" calcext:value-type="string">
            <text:p>de</text:p>
          </table:table-cell>
          <table:table-cell table:formula="of:=14 - COUNTIF([.C25:.P25]; &quot;NH&quot;)" office:value-type="float" office:value="12" calcext:value-type="float">
            <text:p>12</text:p>
          </table:table-cell>
          <table:table-cell table:style-name="ce40" table:formula="of:=IF([.Q25]+(COUNTIF([.C25:.P25]; &quot;B&quot;) + COUNTIF([.C25:.P25]; &quot;M&quot;) + COUNTIF([.C25:.P25]; &quot;I&quot;) + COUNTIF([.C25:.P25]; &quot;A&quot;)) = [.S25]; &quot;CLEARED&quot;; COUNTIF([.C25:.P25]; &quot;B&quot;) + COUNTIF([.C25:.P25]; &quot;M&quot;) + COUNTIF([.C25:.P25]; &quot;I&quot;) + COUNTIF([.C25:.P25]; &quot;A&quot;))" office:value-type="float" office:value="2" calcext:value-type="float">
            <text:p>2</text:p>
          </table:table-cell>
          <table:table-cell table:style-name="ce57" office:value-type="string" calcext:value-type="string">
            <text:p><text:a xlink:href="https://a2oj.com/contest?ID=32666" xlink:type="simple">https://a2oj.com/contest?ID=32666</text:a></text:p>
          </table:table-cell>
          <table:table-cell table:style-name="ce8"/>
          <table:table-cell table:style-name="ce8" office:value-type="string" calcext:value-type="string">
            <text:p>D = Dice Contest</text:p>
          </table:table-cell>
          <table:table-cell table:style-name="ce8" office:value-type="string" calcext:value-type="string">
            <text:p>G = Roof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5/07/2017</text:p>
          </table:table-cell>
          <table:table-cell table:style-name="ce15" office:value-type="string" calcext:value-type="string">
            <text:p>TC 2017 ARG #05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___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0"/>
          <table:table-cell table:style-name="ce31" table:formula="of:=COUNTIF([.C26:.P26]; &quot;S&quot;)" office:value-type="float" office:value="7" calcext:value-type="float">
            <text:p>7</text:p>
          </table:table-cell>
          <table:table-cell table:style-name="ce35" table:formula="of:=IF(COUNTA([.C26:.P26])&lt;&gt;0;&quot;de&quot;;&quot;&quot;)" office:value-type="string" office:string-value="de" calcext:value-type="string">
            <text:p>de</text:p>
          </table:table-cell>
          <table:table-cell table:formula="of:=14 - COUNTIF([.C26:.P26]; &quot;NH&quot;)" office:value-type="float" office:value="14" calcext:value-type="float">
            <text:p>14</text:p>
          </table:table-cell>
          <table:table-cell table:style-name="ce40" table:formula="of:=IF([.Q26]+(COUNTIF([.C26:.P26]; &quot;B&quot;) + COUNTIF([.C26:.P26]; &quot;M&quot;) + COUNTIF([.C26:.P26]; &quot;I&quot;) + COUNTIF([.C26:.P26]; &quot;A&quot;)) = [.S26]; &quot;CLEARED&quot;; COUNTIF([.C26:.P26]; &quot;B&quot;) + COUNTIF([.C26:.P26]; &quot;M&quot;) + COUNTIF([.C26:.P26]; &quot;I&quot;) + COUNTIF([.C26:.P26]; &quot;A&quot;))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a2oj.com/contest?ID=32695" xlink:type="simple">https://a2oj.com/contest?ID=32695</text:a></text:p>
          </table:table-cell>
          <table:table-cell table:style-name="ce8"/>
          <table:table-cell table:style-name="ce8" office:value-type="string" calcext:value-type="string">
            <text:p>K = Cave</text:p>
          </table:table-cell>
          <table:table-cell table:style-name="ce8" office:value-type="string" calcext:value-type="string">
            <text:p>L = Robotic Sort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6/07/2017</text:p>
          </table:table-cell>
          <table:table-cell table:style-name="ce15" office:value-type="string" calcext:value-type="string">
            <text:p>TC 2017 ARG #06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A</text:p>
          </table:table-cell>
          <table:table-cell table:style-name="ce21"/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27:.P27]; &quot;S&quot;)" office:value-type="float" office:value="5" calcext:value-type="float">
            <text:p>5</text:p>
          </table:table-cell>
          <table:table-cell table:style-name="ce35" table:formula="of:=IF(COUNTA([.C27:.P27])&lt;&gt;0;&quot;de&quot;;&quot;&quot;)" office:value-type="string" office:string-value="de" calcext:value-type="string">
            <text:p>de</text:p>
          </table:table-cell>
          <table:table-cell table:formula="of:=14 - COUNTIF([.C27:.P27]; &quot;NH&quot;)" office:value-type="float" office:value="12" calcext:value-type="float">
            <text:p>12</text:p>
          </table:table-cell>
          <table:table-cell table:style-name="ce40" table:formula="of:=IF([.Q27]+(COUNTIF([.C27:.P27]; &quot;B&quot;) + COUNTIF([.C27:.P27]; &quot;M&quot;) + COUNTIF([.C27:.P27]; &quot;I&quot;) + COUNTIF([.C27:.P27]; &quot;A&quot;)) = [.S27]; &quot;CLEARED&quot;; COUNTIF([.C27:.P27]; &quot;B&quot;) + COUNTIF([.C27:.P27]; &quot;M&quot;) + COUNTIF([.C27:.P27]; &quot;I&quot;) + COUNTIF([.C27:.P27]; &quot;A&quot;))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://coj.uci.cu/contest/contestview.xhtml?cid=1606" xlink:type="simple">http://coj.uci.cu/contest/contestview.xhtml?cid=1606</text:a></text:p>
          </table:table-cell>
          <table:table-cell table:style-name="ce8"/>
          <table:table-cell table:style-name="ce8" office:value-type="string" calcext:value-type="string">
            <text:p>A = Balanced Cow Subsets</text:p>
          </table:table-cell>
          <table:table-cell table:style-name="ce8" office:value-type="string" calcext:value-type="string">
            <text:p>B = Tilling Grid II</text:p>
          </table:table-cell>
          <table:table-cell table:style-name="ce8" office:value-type="string" calcext:value-type="string">
            <text:p>F = Fibonacci Neurotoxin II</text:p>
          </table:table-cell>
          <table:table-cell table:style-name="ce8" office:value-type="string" calcext:value-type="string">
            <text:p>I = Grid</text:p>
          </table:table-cell>
          <table:table-cell table:style-name="ce8" table:number-columns-repeated="140"/>
          <table:table-cell table:number-columns-repeated="858"/>
        </table:table-row>
        <table:table-row table:style-name="ro4">
          <table:table-cell table:style-name="ce10" office:value-type="string" calcext:value-type="string">
            <text:p>27/07/2017</text:p>
          </table:table-cell>
          <table:table-cell table:style-name="ce15" office:value-type="string" calcext:value-type="string">
            <text:p>TC 2017 ARG #07 (ARG vs MUNDO)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1"/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28:.P28]; &quot;S&quot;)" office:value-type="float" office:value="5" calcext:value-type="float">
            <text:p>5</text:p>
          </table:table-cell>
          <table:table-cell table:style-name="ce35" table:formula="of:=IF(COUNTA([.C28:.P28])&lt;&gt;0;&quot;de&quot;;&quot;&quot;)" office:value-type="string" office:string-value="de" calcext:value-type="string">
            <text:p>de</text:p>
          </table:table-cell>
          <table:table-cell table:formula="of:=14 - COUNTIF([.C28:.P28]; &quot;NH&quot;)" office:value-type="float" office:value="12" calcext:value-type="float">
            <text:p>12</text:p>
          </table:table-cell>
          <table:table-cell table:style-name="ce40" table:formula="of:=IF([.Q28]+(COUNTIF([.C28:.P28]; &quot;B&quot;) + COUNTIF([.C28:.P28]; &quot;M&quot;) + COUNTIF([.C28:.P28]; &quot;I&quot;) + COUNTIF([.C28:.P28]; &quot;A&quot;)) = [.S28]; &quot;CLEARED&quot;; COUNTIF([.C28:.P28]; &quot;B&quot;) + COUNTIF([.C28:.P28]; &quot;M&quot;) + COUNTIF([.C28:.P28]; &quot;I&quot;) + COUNTIF([.C28:.P28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j.uci.cu/contest/contestview.xhtml?cid=1601</text:p>
          </table:table-cell>
          <table:table-cell table:style-name="ce8"/>
          <table:table-cell table:style-name="ce8" office:value-type="string" calcext:value-type="string">
            <text:p>A = Race</text:p>
          </table:table-cell>
          <table:table-cell table:style-name="ce8" office:value-type="string" calcext:value-type="string">
            <text:p>H = Four Points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16/08/2017</text:p>
          </table:table-cell>
          <table:table-cell table:style-name="ce15" office:value-type="string" calcext:value-type="string">
            <text:p>NWERC 13</text:p>
          </table:table-cell>
          <table:table-cell table:number-columns-repeated="4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U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29:.P29]; &quot;S&quot;)" office:value-type="float" office:value="6" calcext:value-type="float">
            <text:p>6</text:p>
          </table:table-cell>
          <table:table-cell table:style-name="ce35" table:formula="of:=IF(COUNTA([.C29:.P29])&lt;&gt;0;&quot;de&quot;;&quot;&quot;)" office:value-type="string" office:string-value="de" calcext:value-type="string">
            <text:p>de</text:p>
          </table:table-cell>
          <table:table-cell table:formula="of:=14 - COUNTIF([.C29:.P29]; &quot;NH&quot;)" office:value-type="float" office:value="10" calcext:value-type="float">
            <text:p>10</text:p>
          </table:table-cell>
          <table:table-cell table:style-name="ce40" table:formula="of:=IF([.Q29]+(COUNTIF([.C29:.P29]; &quot;B&quot;) + COUNTIF([.C29:.P29]; &quot;M&quot;) + COUNTIF([.C29:.P29]; &quot;I&quot;) + COUNTIF([.C29:.P29]; &quot;A&quot;)) = [.S29]; &quot;CLEARED&quot;; COUNTIF([.C29:.P29]; &quot;B&quot;) + COUNTIF([.C29:.P29]; &quot;M&quot;) + COUNTIF([.C29:.P29]; &quot;I&quot;) + COUNTIF([.C29:.P29]; &quot;A&quot;))" office:value-type="float" office:value="0" calcext:value-type="float">
            <text:p>0</text:p>
          </table:table-cell>
          <table:table-cell table:style-name="ce57" office:value-type="string" calcext:value-type="string">
            <text:p><text:a xlink:href="http://codeforces.com/gym/100405" xlink:type="simple">http://codeforces.com/gym/100405</text:a></text:p>
          </table:table-cell>
          <table:table-cell table:style-name="ce8"/>
          <table:table-cell table:style-name="ce8" office:value-type="string" calcext:value-type="string">
            <text:p>E = Exponential Towers</text:p>
          </table:table-cell>
          <table:table-cell table:style-name="ce8" office:value-type="string" calcext:value-type="string">
            <text:p>I = Infix to Prefix</text:p>
          </table:table-cell>
          <table:table-cell table:style-name="ce8" office:value-type="string" calcext:value-type="string">
            <text:p>J = Jingle Balls</text:p>
          </table:table-cell>
          <table:table-cell table:style-name="ce8" table:number-columns-repeated="141"/>
          <table:table-cell table:number-columns-repeated="858"/>
        </table:table-row>
        <table:table-row table:style-name="ro4">
          <table:table-cell table:style-name="ce10"/>
          <table:table-cell table:style-name="ce14" office:value-type="string" calcext:value-type="string">
            <text:p>Tap Brasilero o mexicano (RPC #n)</text:p>
          </table:table-cell>
          <table:table-cell table:number-columns-repeated="1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30:.P30]; &quot;S&quot;)" office:value-type="float" office:value="12" calcext:value-type="float">
            <text:p>12</text:p>
          </table:table-cell>
          <table:table-cell table:style-name="ce35" table:formula="of:=IF(COUNTA([.C30:.P30])&lt;&gt;0;&quot;de&quot;;&quot;&quot;)" office:value-type="string" office:string-value="de" calcext:value-type="string">
            <text:p>de</text:p>
          </table:table-cell>
          <table:table-cell table:formula="of:=14 - COUNTIF([.C30:.P30]; &quot;NH&quot;)" office:value-type="float" office:value="12" calcext:value-type="float">
            <text:p>12</text:p>
          </table:table-cell>
          <table:table-cell table:style-name="ce40" table:formula="of:=IF([.Q30]+(COUNTIF([.C30:.P30]; &quot;B&quot;) + COUNTIF([.C30:.P30]; &quot;M&quot;) + COUNTIF([.C30:.P30]; &quot;I&quot;) + COUNTIF([.C30:.P30]; &quot;A&quot;)) = [.S30]; &quot;CLEARED&quot;; COUNTIF([.C30:.P30]; &quot;B&quot;) + COUNTIF([.C30:.P30]; &quot;M&quot;) + COUNTIF([.C30:.P30]; &quot;I&quot;) + COUNTIF([.C30:.P30]; &quot;A&quot;))" office:value-type="string" office:string-value="CLEARED" calcext:value-type="string">
            <text:p>CLEARED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string" calcext:value-type="string">
            <text:p>30/09/2017</text:p>
          </table:table-cell>
          <table:table-cell table:style-name="ce15" office:value-type="string" calcext:value-type="string">
            <text:p>Tap 2017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31:.P31]; &quot;S&quot;)" office:value-type="float" office:value="8" calcext:value-type="float">
            <text:p>8</text:p>
          </table:table-cell>
          <table:table-cell table:style-name="ce35" table:formula="of:=IF(COUNTA([.C31:.P31])&lt;&gt;0;&quot;de&quot;;&quot;&quot;)" office:value-type="string" office:string-value="de" calcext:value-type="string">
            <text:p>de</text:p>
          </table:table-cell>
          <table:table-cell table:formula="of:=14 - COUNTIF([.C31:.P31]; &quot;NH&quot;)" office:value-type="float" office:value="12" calcext:value-type="float">
            <text:p>12</text:p>
          </table:table-cell>
          <table:table-cell table:style-name="ce40" table:formula="of:=IF([.Q31]+(COUNTIF([.C31:.P31]; &quot;B&quot;) + COUNTIF([.C31:.P31]; &quot;M&quot;) + COUNTIF([.C31:.P31]; &quot;I&quot;) + COUNTIF([.C31:.P31]; &quot;A&quot;)) = [.S31]; &quot;CLEARED&quot;; COUNTIF([.C31:.P31]; &quot;B&quot;) + COUNTIF([.C31:.P31]; &quot;M&quot;) + COUNTIF([.C31:.P31]; &quot;I&quot;) + COUNTIF([.C31:.P31]; &quot;A&quot;))" office:value-type="string" office:string-value="CLEARED" calcext:value-type="string">
            <text:p>CLEARED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string" calcext:value-type="string">
            <text:p>07/10/2017</text:p>
          </table:table-cell>
          <table:table-cell table:style-name="ce15" office:value-type="string" calcext:value-type="string">
            <text:p>14/15 Petrozavodsk Winter TC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5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32:.P32]; &quot;S&quot;)" office:value-type="float" office:value="3" calcext:value-type="float">
            <text:p>3</text:p>
          </table:table-cell>
          <table:table-cell table:style-name="ce35" table:formula="of:=IF(COUNTA([.C32:.P32])&lt;&gt;0;&quot;de&quot;;&quot;&quot;)" office:value-type="string" office:string-value="de" calcext:value-type="string">
            <text:p>de</text:p>
          </table:table-cell>
          <table:table-cell table:formula="of:=14 - COUNTIF([.C32:.P32]; &quot;NH&quot;)" office:value-type="float" office:value="10" calcext:value-type="float">
            <text:p>10</text:p>
          </table:table-cell>
          <table:table-cell table:style-name="ce40" table:formula="of:=IF([.Q32]+(COUNTIF([.C32:.P32]; &quot;B&quot;) + COUNTIF([.C32:.P32]; &quot;M&quot;) + COUNTIF([.C32:.P32]; &quot;I&quot;) + COUNTIF([.C32:.P32]; &quot;A&quot;)) = [.S32]; &quot;CLEARED&quot;; COUNTIF([.C32:.P32]; &quot;B&quot;) + COUNTIF([.C32:.P32]; &quot;M&quot;) + COUNTIF([.C32:.P32]; &quot;I&quot;) + COUNTIF([.C32:.P32]; &quot;A&quot;))" office:value-type="float" office:value="0" calcext:value-type="float">
            <text:p>0</text:p>
          </table:table-cell>
          <table:table-cell table:style-name="ce57" office:value-type="string" calcext:value-type="string">
            <text:p><text:a xlink:href="http://codeforces.com/gym/100958" xlink:type="simple">http://codeforces.com/gym/100958</text:a></text:p>
          </table:table-cell>
          <table:table-cell table:style-name="ce8"/>
          <table:table-cell table:style-name="ce8" office:value-type="string" calcext:value-type="string">
            <text:p>B = Dictionary</text:p>
          </table:table-cell>
          <table:table-cell table:style-name="ce8" office:value-type="string" calcext:value-type="string">
            <text:p>J = Hyperrectangle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18/10/2017</text:p>
          </table:table-cell>
          <table:table-cell table:style-name="ce15" office:value-type="string" calcext:value-type="string">
            <text:p>NWERC 10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M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33:.P33]; &quot;S&quot;)" office:value-type="float" office:value="6" calcext:value-type="float">
            <text:p>6</text:p>
          </table:table-cell>
          <table:table-cell table:style-name="ce35" table:formula="of:=IF(COUNTA([.C33:.P33])&lt;&gt;0;&quot;de&quot;;&quot;&quot;)" office:value-type="string" office:string-value="de" calcext:value-type="string">
            <text:p>de</text:p>
          </table:table-cell>
          <table:table-cell table:formula="of:=14 - COUNTIF([.C33:.P33]; &quot;NH&quot;)" office:value-type="float" office:value="10" calcext:value-type="float">
            <text:p>10</text:p>
          </table:table-cell>
          <table:table-cell table:style-name="ce40" table:formula="of:=IF([.Q33]+(COUNTIF([.C33:.P33]; &quot;B&quot;) + COUNTIF([.C33:.P33]; &quot;M&quot;) + COUNTIF([.C33:.P33]; &quot;I&quot;) + COUNTIF([.C33:.P33]; &quot;A&quot;)) = [.S33]; &quot;CLEARED&quot;; COUNTIF([.C33:.P33]; &quot;B&quot;) + COUNTIF([.C33:.P33]; &quot;M&quot;) + COUNTIF([.C33:.P33]; &quot;I&quot;) + COUNTIF([.C33:.P33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ym/101404</text:p>
          </table:table-cell>
          <table:table-cell table:style-name="ce8"/>
          <table:table-cell table:style-name="ce8" office:value-type="string" calcext:value-type="string">
            <text:p>D = Hill Driving</text:p>
          </table:table-cell>
          <table:table-cell table:style-name="ce8" office:value-type="string" calcext:value-type="string">
            <text:p>G = Sellling Land</text:p>
          </table:table-cell>
          <table:table-cell table:style-name="ce8" table:number-columns-repeated="142"/>
          <table:table-cell table:number-columns-repeated="858"/>
        </table:table-row>
        <table:table-row table:style-name="ro7">
          <table:table-cell table:style-name="ce10" office:value-type="string" calcext:value-type="string">
            <text:p>28/10/2017</text:p>
          </table:table-cell>
          <table:table-cell table:style-name="ce16" office:value-type="string" calcext:value-type="string">
            <text:p>NEERC 2017 Southern Subregional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M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NH</text:p>
          </table:table-cell>
          <table:table-cell table:style-name="ce31" table:formula="of:=COUNTIF([.C34:.P34]; &quot;S&quot;)" office:value-type="float" office:value="7" calcext:value-type="float">
            <text:p>7</text:p>
          </table:table-cell>
          <table:table-cell table:style-name="ce35" table:formula="of:=IF(COUNTA([.C34:.P34])&lt;&gt;0;&quot;de&quot;;&quot;&quot;)" office:value-type="string" office:string-value="de" calcext:value-type="string">
            <text:p>de</text:p>
          </table:table-cell>
          <table:table-cell table:formula="of:=14 - COUNTIF([.C34:.P34]; &quot;NH&quot;)" office:value-type="float" office:value="13" calcext:value-type="float">
            <text:p>13</text:p>
          </table:table-cell>
          <table:table-cell table:style-name="ce40" table:formula="of:=IF([.Q34]+(COUNTIF([.C34:.P34]; &quot;B&quot;) + COUNTIF([.C34:.P34]; &quot;M&quot;) + COUNTIF([.C34:.P34]; &quot;I&quot;) + COUNTIF([.C34:.P34]; &quot;A&quot;)) = [.S34]; &quot;CLEARED&quot;; COUNTIF([.C34:.P34]; &quot;B&quot;) + COUNTIF([.C34:.P34]; &quot;M&quot;) + COUNTIF([.C34:.P34]; &quot;I&quot;) + COUNTIF([.C34:.P34]; &quot;A&quot;))" office:value-type="float" office:value="3" calcext:value-type="float">
            <text:p>3</text:p>
          </table:table-cell>
          <table:table-cell office:value-type="string" calcext:value-type="string">
            <text:p>http://codeforces.com/contest/883</text:p>
          </table:table-cell>
          <table:table-cell/>
          <table:table-cell table:style-name="ce8" office:value-type="string" calcext:value-type="string">
            <text:p>B = Berland Army</text:p>
          </table:table-cell>
          <table:table-cell table:style-name="ce8" office:value-type="string" calcext:value-type="string">
            <text:p>L = Berland Taxi</text:p>
          </table:table-cell>
          <table:table-cell/>
          <table:table-cell table:style-name="ce8" table:number-columns-repeated="141"/>
          <table:table-cell table:number-columns-repeated="858"/>
        </table:table-row>
        <table:table-row table:style-name="ro8">
          <table:table-cell table:style-name="ce10" office:value-type="string" calcext:value-type="string">
            <text:p>30/10/2017</text:p>
          </table:table-cell>
          <table:table-cell table:style-name="ce17" office:value-type="string" calcext:value-type="string">
            <text:p>NWERC 2015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1" table:formula="of:=COUNTIF([.C35:.P35]; &quot;S&quot;)" office:value-type="float" office:value="7" calcext:value-type="float">
            <text:p>7</text:p>
          </table:table-cell>
          <table:table-cell table:style-name="ce35" table:formula="of:=IF(COUNTA([.C35:.P35])&lt;&gt;0;&quot;de&quot;;&quot;&quot;)" office:value-type="string" office:string-value="de" calcext:value-type="string">
            <text:p>de</text:p>
          </table:table-cell>
          <table:table-cell table:formula="of:=14 - COUNTIF([.C35:.P35]; &quot;NH&quot;)" office:value-type="float" office:value="11" calcext:value-type="float">
            <text:p>11</text:p>
          </table:table-cell>
          <table:table-cell table:style-name="ce40" table:formula="of:=IF([.Q35]+(COUNTIF([.C35:.P35]; &quot;B&quot;) + COUNTIF([.C35:.P35]; &quot;M&quot;) + COUNTIF([.C35:.P35]; &quot;I&quot;) + COUNTIF([.C35:.P35]; &quot;A&quot;)) = [.S35]; &quot;CLEARED&quot;; COUNTIF([.C35:.P35]; &quot;B&quot;) + COUNTIF([.C35:.P35]; &quot;M&quot;) + COUNTIF([.C35:.P35]; &quot;I&quot;) + COUNTIF([.C35:.P35]; &quot;A&quot;))" office:value-type="float" office:value="0" calcext:value-type="float">
            <text:p>0</text:p>
          </table:table-cell>
          <table:table-cell table:style-name="ce57" office:value-type="string" calcext:value-type="string">
            <text:p><text:a xlink:href="http://codeforces.com/gym/101485" xlink:type="simple">http://codeforces.com/gym/101485</text:a></text:p>
          </table:table-cell>
          <table:table-cell table:style-name="ce8"/>
          <table:table-cell table:style-name="ce8" office:value-type="string" calcext:value-type="string">
            <text:p>B = Better Productivity</text:p>
          </table:table-cell>
          <table:table-cell table:style-name="ce8" office:value-type="string" calcext:value-type="string">
            <text:p>G = Guessing Camels</text:p>
          </table:table-cell>
          <table:table-cell table:style-name="ce8" table:number-columns-repeated="142"/>
          <table:table-cell table:number-columns-repeated="858"/>
        </table:table-row>
        <table:table-row table:style-name="ro8">
          <table:table-cell table:style-name="ce10" office:value-type="string" calcext:value-type="string">
            <text:p>11/11/2017</text:p>
          </table:table-cell>
          <table:table-cell table:style-name="ce17" office:value-type="string" calcext:value-type="string">
            <text:p>NEERC 2017 Northern Subregional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36:.P36]; &quot;S&quot;)" office:value-type="float" office:value="6" calcext:value-type="float">
            <text:p>6</text:p>
          </table:table-cell>
          <table:table-cell table:style-name="ce35" table:formula="of:=IF(COUNTA([.C36:.P36])&lt;&gt;0;&quot;de&quot;;&quot;&quot;)" office:value-type="string" office:string-value="de" calcext:value-type="string">
            <text:p>de</text:p>
          </table:table-cell>
          <table:table-cell table:formula="of:=14 - COUNTIF([.C36:.P36]; &quot;NH&quot;)" office:value-type="float" office:value="12" calcext:value-type="float">
            <text:p>12</text:p>
          </table:table-cell>
          <table:table-cell table:style-name="ce40" table:formula="of:=IF([.Q36]+(COUNTIF([.C36:.P36]; &quot;B&quot;) + COUNTIF([.C36:.P36]; &quot;M&quot;) + COUNTIF([.C36:.P36]; &quot;I&quot;) + COUNTIF([.C36:.P36]; &quot;A&quot;)) = [.S36]; &quot;CLEARED&quot;; COUNTIF([.C36:.P36]; &quot;B&quot;) + COUNTIF([.C36:.P36]; &quot;M&quot;) + COUNTIF([.C36:.P36]; &quot;I&quot;) + COUNTIF([.C36:.P36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1612</text:p>
          </table:table-cell>
          <table:table-cell table:style-name="ce8"/>
          <table:table-cell table:style-name="ce8" office:value-type="string" calcext:value-type="string">
            <text:p>D = Dividing Marbles</text:p>
          </table:table-cell>
          <table:table-cell table:style-name="ce8" office:value-type="string" calcext:value-type="string">
            <text:p>E = Equal Numbers</text:p>
          </table:table-cell>
          <table:table-cell table:style-name="ce8" office:value-type="string" calcext:value-type="string">
            <text:p>H = Hidden Supervisors</text:p>
          </table:table-cell>
          <table:table-cell table:style-name="ce8" table:number-columns-repeated="141"/>
          <table:table-cell table:number-columns-repeated="858"/>
        </table:table-row>
        <table:table-row table:style-name="ro4">
          <table:table-cell table:style-name="ce10" office:value-type="string" calcext:value-type="string">
            <text:p>15/11/2017</text:p>
          </table:table-cell>
          <table:table-cell table:style-name="ce17" office:value-type="string" calcext:value-type="string">
            <text:p>UKIEPC 2017</text:p>
          </table:table-cell>
          <table:table-cell table:number-columns-repeated="6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37:.P37]; &quot;S&quot;)" office:value-type="float" office:value="9" calcext:value-type="float">
            <text:p>9</text:p>
          </table:table-cell>
          <table:table-cell table:style-name="ce35" table:formula="of:=IF(COUNTA([.C37:.P37])&lt;&gt;0;&quot;de&quot;;&quot;&quot;)" office:value-type="string" office:string-value="de" calcext:value-type="string">
            <text:p>de</text:p>
          </table:table-cell>
          <table:table-cell table:formula="of:=14 - COUNTIF([.C37:.P37]; &quot;NH&quot;)" office:value-type="float" office:value="12" calcext:value-type="float">
            <text:p>12</text:p>
          </table:table-cell>
          <table:table-cell table:style-name="ce40" table:formula="of:=IF([.Q37]+(COUNTIF([.C37:.P37]; &quot;B&quot;) + COUNTIF([.C37:.P37]; &quot;M&quot;) + COUNTIF([.C37:.P37]; &quot;I&quot;) + COUNTIF([.C37:.P37]; &quot;A&quot;)) = [.S37]; &quot;CLEARED&quot;; COUNTIF([.C37:.P37]; &quot;B&quot;) + COUNTIF([.C37:.P37]; &quot;M&quot;) + COUNTIF([.C37:.P37]; &quot;I&quot;) + COUNTIF([.C37:.P37]; &quot;A&quot;))" office:value-type="float" office:value="2" calcext:value-type="float">
            <text:p>2</text:p>
          </table:table-cell>
          <table:table-cell table:style-name="ce57" office:value-type="string" calcext:value-type="string">
            <text:p><text:a xlink:href="http://codeforces.com/gym/101606" xlink:type="simple">http://codeforces.com/gym/101606</text:a></text:p>
          </table:table-cell>
          <table:table-cell table:style-name="ce8"/>
          <table:table-cell table:style-name="ce8" office:value-type="string" calcext:value-type="string">
            <text:p>G = Gentlebots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string" calcext:value-type="string">
            <text:p>20/11/2017</text:p>
          </table:table-cell>
          <table:table-cell table:style-name="ce15" office:value-type="string" calcext:value-type="string">
            <text:p>ICPC Regional Latin America 2017</text:p>
          </table:table-cell>
          <table:table-cell table:style-name="ce20" office:value-type="string" calcext:value-type="string">
            <text:p>B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6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0" office:value-type="string" calcext:value-type="string">
            <text:p>NH</text:p>
          </table:table-cell>
          <table:table-cell table:style-name="ce31" table:formula="of:=COUNTIF([.C38:.P38]; &quot;S&quot;)" office:value-type="float" office:value="8" calcext:value-type="float">
            <text:p>8</text:p>
          </table:table-cell>
          <table:table-cell table:style-name="ce35" table:formula="of:=IF(COUNTA([.C38:.P38])&lt;&gt;0;&quot;de&quot;;&quot;&quot;)" office:value-type="string" office:string-value="de" calcext:value-type="string">
            <text:p>de</text:p>
          </table:table-cell>
          <table:table-cell table:formula="of:=14 - COUNTIF([.C38:.P38]; &quot;NH&quot;)" office:value-type="float" office:value="13" calcext:value-type="float">
            <text:p>13</text:p>
          </table:table-cell>
          <table:table-cell table:style-name="ce40" table:formula="of:=IF([.Q38]+(COUNTIF([.C38:.P38]; &quot;B&quot;) + COUNTIF([.C38:.P38]; &quot;M&quot;) + COUNTIF([.C38:.P38]; &quot;I&quot;) + COUNTIF([.C38:.P38]; &quot;A&quot;)) = [.S38]; &quot;CLEARED&quot;; COUNTIF([.C38:.P38]; &quot;B&quot;) + COUNTIF([.C38:.P38]; &quot;M&quot;) + COUNTIF([.C38:.P38]; &quot;I&quot;) + COUNTIF([.C38:.P38]; &quot;A&quot;))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://matcomgrader.com/contest/standing/6227" xlink:type="simple">http://matcomgrader.com/contest/standing/6227</text:a></text:p>
          </table:table-cell>
          <table:table-cell table:style-name="ce8"/>
          <table:table-cell table:style-name="ce8" office:value-type="string" calcext:value-type="string">
            <text:p>L = Linearville</text:p>
          </table:table-cell>
          <table:table-cell table:style-name="ce8" office:value-type="string" calcext:value-type="string">
            <text:p>M = Marblecoin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5/11/2017</text:p>
          </table:table-cell>
          <table:table-cell table:style-name="ce15" office:value-type="string" calcext:value-type="string">
            <text:p>RPC #14</text:p>
          </table:table-cell>
          <table:table-cell table:style-name="ce21"/>
          <table:table-cell table:number-columns-repeated="2"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U</text:p>
          </table:table-cell>
          <table:table-cell table:style-name="ce21"/>
          <table:table-cell table:number-columns-repeated="2"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39:.P39]; &quot;S&quot;)" office:value-type="float" office:value="4" calcext:value-type="float">
            <text:p>4</text:p>
          </table:table-cell>
          <table:table-cell table:style-name="ce35" table:formula="of:=IF(COUNTA([.C39:.P39])&lt;&gt;0;&quot;de&quot;;&quot;&quot;)" office:value-type="string" office:string-value="de" calcext:value-type="string">
            <text:p>de</text:p>
          </table:table-cell>
          <table:table-cell table:formula="of:=14 - COUNTIF([.C39:.P39]; &quot;NH&quot;)" office:value-type="float" office:value="10" calcext:value-type="float">
            <text:p>10</text:p>
          </table:table-cell>
          <table:table-cell table:style-name="ce40" table:formula="of:=IF([.Q39]+(COUNTIF([.C39:.P39]; &quot;B&quot;) + COUNTIF([.C39:.P39]; &quot;M&quot;) + COUNTIF([.C39:.P39]; &quot;I&quot;) + COUNTIF([.C39:.P39]; &quot;A&quot;)) = [.S39]; &quot;CLEARED&quot;; COUNTIF([.C39:.P39]; &quot;B&quot;) + COUNTIF([.C39:.P39]; &quot;M&quot;) + COUNTIF([.C39:.P39]; &quot;I&quot;) + COUNTIF([.C39:.P39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redprogramacioncompetitiva.com/contests/2017/14/</text:p>
          </table:table-cell>
          <table:table-cell table:style-name="ce8"/>
          <table:table-cell table:style-name="ce8" office:value-type="string" calcext:value-type="string">
            <text:p>D = Rotating Display</text:p>
          </table:table-cell>
          <table:table-cell table:style-name="ce8" office:value-type="string" calcext:value-type="string">
            <text:p>E = Fence</text:p>
          </table:table-cell>
          <table:table-cell table:style-name="ce8" office:value-type="string" calcext:value-type="string">
            <text:p>F = Tree Stands</text:p>
          </table:table-cell>
          <table:table-cell table:style-name="ce8" office:value-type="string" calcext:value-type="string">
            <text:p>G = Orchard Division</text:p>
          </table:table-cell>
          <table:table-cell table:style-name="ce8" table:number-columns-repeated="140"/>
          <table:table-cell table:number-columns-repeated="858"/>
        </table:table-row>
        <table:table-row table:style-name="ro4">
          <table:table-cell table:style-name="ce10" office:value-type="string" calcext:value-type="string">
            <text:p>02/12/2017</text:p>
          </table:table-cell>
          <table:table-cell table:style-name="ce15" office:value-type="string" calcext:value-type="string">
            <text:p>SWERC 15</text:p>
          </table:table-cell>
          <table:table-cell table:style-name="ce20" office:value-type="string" calcext:value-type="string">
            <text:p>U</text:p>
          </table:table-cell>
          <table:table-cell table:number-columns-repeated="4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40:.P40]; &quot;S&quot;)" office:value-type="float" office:value="7" calcext:value-type="float">
            <text:p>7</text:p>
          </table:table-cell>
          <table:table-cell table:style-name="ce35" table:formula="of:=IF(COUNTA([.C40:.P40])&lt;&gt;0;&quot;de&quot;;&quot;&quot;)" office:value-type="string" office:string-value="de" calcext:value-type="string">
            <text:p>de</text:p>
          </table:table-cell>
          <table:table-cell table:formula="of:=14 - COUNTIF([.C40:.P40]; &quot;NH&quot;)" office:value-type="float" office:value="10" calcext:value-type="float">
            <text:p>10</text:p>
          </table:table-cell>
          <table:table-cell table:style-name="ce40" table:formula="of:=IF([.Q40]+(COUNTIF([.C40:.P40]; &quot;B&quot;) + COUNTIF([.C40:.P40]; &quot;M&quot;) + COUNTIF([.C40:.P40]; &quot;I&quot;) + COUNTIF([.C40:.P40]; &quot;A&quot;)) = [.S40]; &quot;CLEARED&quot;; COUNTIF([.C40:.P40]; &quot;B&quot;) + COUNTIF([.C40:.P40]; &quot;M&quot;) + COUNTIF([.C40:.P40]; &quot;I&quot;) + COUNTIF([.C40:.P40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1128</text:p>
          </table:table-cell>
          <table:table-cell table:style-name="ce8"/>
          <table:table-cell table:style-name="ce8" office:value-type="string" calcext:value-type="string">
            <text:p>A = Promotions</text:p>
          </table:table-cell>
          <table:table-cell table:style-name="ce8" office:value-type="string" calcext:value-type="string">
            <text:p>F = Landscaping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08/12/2017</text:p>
          </table:table-cell>
          <table:table-cell table:style-name="ce15" office:value-type="string" calcext:value-type="string">
            <text:p>NWERC 14</text:p>
          </table:table-cell>
          <table:table-cell table:number-columns-repeated="2"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1" table:formula="of:=COUNTIF([.C41:.P41]; &quot;S&quot;)" office:value-type="float" office:value="7" calcext:value-type="float">
            <text:p>7</text:p>
          </table:table-cell>
          <table:table-cell table:style-name="ce35" table:formula="of:=IF(COUNTA([.C41:.P41])&lt;&gt;0;&quot;de&quot;;&quot;&quot;)" office:value-type="string" office:string-value="de" calcext:value-type="string">
            <text:p>de</text:p>
          </table:table-cell>
          <table:table-cell table:formula="of:=14 - COUNTIF([.C41:.P41]; &quot;NH&quot;)" office:value-type="float" office:value="11" calcext:value-type="float">
            <text:p>11</text:p>
          </table:table-cell>
          <table:table-cell table:style-name="ce40" table:formula="of:=IF([.Q41]+(COUNTIF([.C41:.P41]; &quot;B&quot;) + COUNTIF([.C41:.P41]; &quot;M&quot;) + COUNTIF([.C41:.P41]; &quot;I&quot;) + COUNTIF([.C41:.P41]; &quot;A&quot;)) = [.S41]; &quot;CLEARED&quot;; COUNTIF([.C41:.P41]; &quot;B&quot;) + COUNTIF([.C41:.P41]; &quot;M&quot;) + COUNTIF([.C41:.P41]; &quot;I&quot;) + COUNTIF([.C41:.P41]; &quot;A&quot;))" office:value-type="float" office:value="0" calcext:value-type="float">
            <text:p>0</text:p>
          </table:table-cell>
          <table:table-cell table:style-name="ce57" office:value-type="string" calcext:value-type="string">
            <text:p><text:a xlink:href="http://codeforces.com/gym/101482" xlink:type="simple">http://codeforces.com/gym/101482</text:a></text:p>
          </table:table-cell>
          <table:table-cell table:style-name="ce8"/>
          <table:table-cell table:style-name="ce8" office:value-type="string" calcext:value-type="string">
            <text:p>G = Gathering</text:p>
          </table:table-cell>
          <table:table-cell table:style-name="ce8" office:value-type="string" calcext:value-type="string">
            <text:p>I = Indoorienteering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1" office:value-type="string" calcext:value-type="string">
            <text:p>Fecha</text:p>
          </table:table-cell>
          <table:table-cell table:style-name="ce11" office:value-type="string" calcext:value-type="string">
            <text:p>Nombre de la competencia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K</text:p>
          </table:table-cell>
          <table:table-cell table:style-name="ce19" office:value-type="string" calcext:value-type="string">
            <text:p>L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ce30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41" office:value-type="string" calcext:value-type="string">
            <text:p>Off Contest</text:p>
          </table:table-cell>
          <table:table-cell table:style-name="ce9" office:value-type="string" calcext:value-type="string">
            <text:p>Link</text:p>
          </table:table-cell>
          <table:table-cell table:style-name="ce8" table:number-columns-repeated="145"/>
          <table:table-cell table:number-columns-repeated="858"/>
        </table:table-row>
        <table:table-row table:style-name="ro4">
          <table:table-cell table:style-name="ce10" office:value-type="string" calcext:value-type="string">
            <text:p>15/01/2018</text:p>
          </table:table-cell>
          <table:table-cell table:style-name="ce15" office:value-type="string" calcext:value-type="string">
            <text:p>ICPC Regional Latin America 2009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1" table:formula="of:=COUNTIF([.C43:.P43]; &quot;S&quot;)" office:value-type="float" office:value="9" calcext:value-type="float">
            <text:p>9</text:p>
          </table:table-cell>
          <table:table-cell table:style-name="ce35" table:formula="of:=IF(COUNTA([.C43:.P43])&lt;&gt;0;&quot;de&quot;;&quot;&quot;)" office:value-type="string" office:string-value="de" calcext:value-type="string">
            <text:p>de</text:p>
          </table:table-cell>
          <table:table-cell table:formula="of:=14 - COUNTIF([.C43:.P43]; &quot;NH&quot;)" office:value-type="float" office:value="11" calcext:value-type="float">
            <text:p>11</text:p>
          </table:table-cell>
          <table:table-cell table:style-name="ce40" table:formula="of:=IF([.Q43]+(COUNTIF([.C43:.P43]; &quot;B&quot;) + COUNTIF([.C43:.P43]; &quot;M&quot;) + COUNTIF([.C43:.P43]; &quot;I&quot;) + COUNTIF([.C43:.P43]; &quot;A&quot;)) = [.S43]; &quot;CLEARED&quot;; COUNTIF([.C43:.P43]; &quot;B&quot;) + COUNTIF([.C43:.P43]; &quot;M&quot;) + COUNTIF([.C43:.P43]; &quot;I&quot;) + COUNTIF([.C43:.P43]; &quot;A&quot;))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://matcomgrader.com/contest/problems/6219" xlink:type="simple">http://matcomgrader.com/contest/problems/6219</text:a></text:p>
          </table:table-cell>
          <table:table-cell table:style-name="ce8"/>
          <table:table-cell table:style-name="ce8" office:value-type="string" calcext:value-type="string">
            <text:p>F = File Recover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string" calcext:value-type="string">
            <text:p>23/01/2018</text:p>
          </table:table-cell>
          <table:table-cell table:style-name="ce15" office:value-type="string" calcext:value-type="string">
            <text:p>TC 2018 BRA #02</text:p>
          </table:table-cell>
          <table:table-cell table:style-name="ce20" office:value-type="string" calcext:value-type="string">
            <text:p>B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B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44:.P44]; &quot;S&quot;)" office:value-type="float" office:value="3" calcext:value-type="float">
            <text:p>3</text:p>
          </table:table-cell>
          <table:table-cell table:style-name="ce35" table:formula="of:=IF(COUNTA([.C44:.P44])&lt;&gt;0;&quot;de&quot;;&quot;&quot;)" office:value-type="string" office:string-value="de" calcext:value-type="string">
            <text:p>de</text:p>
          </table:table-cell>
          <table:table-cell table:formula="of:=14 - COUNTIF([.C44:.P44]; &quot;NH&quot;)" office:value-type="float" office:value="10" calcext:value-type="float">
            <text:p>10</text:p>
          </table:table-cell>
          <table:table-cell table:style-name="ce40" table:formula="of:=IF([.Q44]+(COUNTIF([.C44:.P44]; &quot;B&quot;) + COUNTIF([.C44:.P44]; &quot;M&quot;) + COUNTIF([.C44:.P44]; &quot;I&quot;) + COUNTIF([.C44:.P44]; &quot;A&quot;)) = [.S44]; &quot;CLEARED&quot;; COUNTIF([.C44:.P44]; &quot;B&quot;) + COUNTIF([.C44:.P44]; &quot;M&quot;) + COUNTIF([.C44:.P44]; &quot;I&quot;) + COUNTIF([.C44:.P44]; &quot;A&quot;))" office:value-type="float" office:value="4" calcext:value-type="float">
            <text:p>4</text:p>
          </table:table-cell>
          <table:table-cell office:value-type="string" calcext:value-type="string">
            <text:p>http://codeforces.com/group/3qadGzUdR4/contest/101707</text:p>
          </table:table-cell>
          <table:table-cell table:style-name="ce8"/>
          <table:table-cell table:style-name="ce8" office:value-type="string" calcext:value-type="string">
            <text:p>G = Largest Quad</text:p>
          </table:table-cell>
          <table:table-cell table:style-name="ce8" office:value-type="string" calcext:value-type="string">
            <text:p>I = Most Far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4/01/2018</text:p>
          </table:table-cell>
          <table:table-cell table:style-name="ce15" office:value-type="string" calcext:value-type="string">
            <text:p>TC 2018 BRA #03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45:.P45]; &quot;S&quot;)" office:value-type="float" office:value="6" calcext:value-type="float">
            <text:p>6</text:p>
          </table:table-cell>
          <table:table-cell table:style-name="ce35" table:formula="of:=IF(COUNTA([.C45:.P45])&lt;&gt;0;&quot;de&quot;;&quot;&quot;)" office:value-type="string" office:string-value="de" calcext:value-type="string">
            <text:p>de</text:p>
          </table:table-cell>
          <table:table-cell table:formula="of:=14 - COUNTIF([.C45:.P45]; &quot;NH&quot;)" office:value-type="float" office:value="12" calcext:value-type="float">
            <text:p>12</text:p>
          </table:table-cell>
          <table:table-cell table:style-name="ce40" table:formula="of:=IF([.Q45]+(COUNTIF([.C45:.P45]; &quot;B&quot;) + COUNTIF([.C45:.P45]; &quot;M&quot;) + COUNTIF([.C45:.P45]; &quot;I&quot;) + COUNTIF([.C45:.P45]; &quot;A&quot;)) = [.S45]; &quot;CLEARED&quot;; COUNTIF([.C45:.P45]; &quot;B&quot;) + COUNTIF([.C45:.P45]; &quot;M&quot;) + COUNTIF([.C45:.P45]; &quot;I&quot;) + COUNTIF([.C45:.P45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roup/3qadGzUdR4/contest/219464</text:p>
          </table:table-cell>
          <table:table-cell table:style-name="ce8"/>
          <table:table-cell table:style-name="ce8" office:value-type="string" calcext:value-type="string">
            <text:p>F = Flight To Mars</text:p>
          </table:table-cell>
          <table:table-cell table:style-name="ce8" office:value-type="string" calcext:value-type="string">
            <text:p>H = Hadron Trip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6/01/2018</text:p>
          </table:table-cell>
          <table:table-cell table:style-name="ce15" office:value-type="string" calcext:value-type="string">
            <text:p>TC 2018 BRA #04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1" table:formula="of:=COUNTIF([.C46:.P46]; &quot;S&quot;)" office:value-type="float" office:value="6" calcext:value-type="float">
            <text:p>6</text:p>
          </table:table-cell>
          <table:table-cell table:style-name="ce35" table:formula="of:=IF(COUNTA([.C46:.P46])&lt;&gt;0;&quot;de&quot;;&quot;&quot;)" office:value-type="string" office:string-value="de" calcext:value-type="string">
            <text:p>de</text:p>
          </table:table-cell>
          <table:table-cell table:formula="of:=14 - COUNTIF([.C46:.P46]; &quot;NH&quot;)" office:value-type="float" office:value="11" calcext:value-type="float">
            <text:p>11</text:p>
          </table:table-cell>
          <table:table-cell table:style-name="ce40" table:formula="of:=IF([.Q46]+(COUNTIF([.C46:.P46]; &quot;B&quot;) + COUNTIF([.C46:.P46]; &quot;M&quot;) + COUNTIF([.C46:.P46]; &quot;I&quot;) + COUNTIF([.C46:.P46]; &quot;A&quot;)) = [.S46]; &quot;CLEARED&quot;; COUNTIF([.C46:.P46]; &quot;B&quot;) + COUNTIF([.C46:.P46]; &quot;M&quot;) + COUNTIF([.C46:.P46]; &quot;I&quot;) + COUNTIF([.C46:.P46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roup/3qadGzUdR4/contest/219560</text:p>
          </table:table-cell>
          <table:table-cell table:style-name="ce8"/>
          <table:table-cell table:style-name="ce8" office:value-type="string" calcext:value-type="string">
            <text:p>D = Drive Through MegaCity</text:p>
          </table:table-cell>
          <table:table-cell table:style-name="ce8" office:value-type="string" calcext:value-type="string">
            <text:p>K = KINA Is Not Abbreviation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7/01/2018</text:p>
          </table:table-cell>
          <table:table-cell table:style-name="ce15" office:value-type="string" calcext:value-type="string">
            <text:p>TC 2018 BRA #05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number-columns-repeated="5" table:style-name="ce20" office:value-type="string" calcext:value-type="string">
            <text:p>NH</text:p>
          </table:table-cell>
          <table:table-cell table:style-name="ce31" table:formula="of:=COUNTIF([.C47:.P47]; &quot;S&quot;)" office:value-type="float" office:value="6" calcext:value-type="float">
            <text:p>6</text:p>
          </table:table-cell>
          <table:table-cell table:style-name="ce35" table:formula="of:=IF(COUNTA([.C47:.P47])&lt;&gt;0;&quot;de&quot;;&quot;&quot;)" office:value-type="string" office:string-value="de" calcext:value-type="string">
            <text:p>de</text:p>
          </table:table-cell>
          <table:table-cell table:formula="of:=14 - COUNTIF([.C47:.P47]; &quot;NH&quot;)" office:value-type="float" office:value="9" calcext:value-type="float">
            <text:p>9</text:p>
          </table:table-cell>
          <table:table-cell table:style-name="ce40" table:formula="of:=IF([.Q47]+(COUNTIF([.C47:.P47]; &quot;B&quot;) + COUNTIF([.C47:.P47]; &quot;M&quot;) + COUNTIF([.C47:.P47]; &quot;I&quot;) + COUNTIF([.C47:.P47]; &quot;A&quot;)) = [.S47]; &quot;CLEARED&quot;; COUNTIF([.C47:.P47]; &quot;B&quot;) + COUNTIF([.C47:.P47]; &quot;M&quot;) + COUNTIF([.C47:.P47]; &quot;I&quot;) + COUNTIF([.C47:.P47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roup/3qadGzUdR4/contest/101711</text:p>
          </table:table-cell>
          <table:table-cell table:style-name="ce8"/>
          <table:table-cell table:style-name="ce8" office:value-type="string" calcext:value-type="string">
            <text:p>A = Two Strings</text:p>
          </table:table-cell>
          <table:table-cell table:style-name="ce8" office:value-type="string" calcext:value-type="string">
            <text:p>F = Censored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9/01/2018</text:p>
          </table:table-cell>
          <table:table-cell table:style-name="ce15" office:value-type="string" calcext:value-type="string">
            <text:p>TC 2018 BRA #06</text:p>
          </table:table-cell>
          <table:table-cell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style-name="ce20"/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/>
          <table:table-cell table:number-columns-repeated="3" table:style-name="ce20" office:value-type="string" calcext:value-type="string">
            <text:p>NH</text:p>
          </table:table-cell>
          <table:table-cell table:style-name="ce31" table:formula="of:=COUNTIF([.C48:.P48]; &quot;S&quot;)" office:value-type="float" office:value="4" calcext:value-type="float">
            <text:p>4</text:p>
          </table:table-cell>
          <table:table-cell table:style-name="ce35" table:formula="of:=IF(COUNTA([.C48:.P48])&lt;&gt;0;&quot;de&quot;;&quot;&quot;)" office:value-type="string" office:string-value="de" calcext:value-type="string">
            <text:p>de</text:p>
          </table:table-cell>
          <table:table-cell table:formula="of:=14 - COUNTIF([.C48:.P48]; &quot;NH&quot;)" office:value-type="float" office:value="11" calcext:value-type="float">
            <text:p>11</text:p>
          </table:table-cell>
          <table:table-cell table:style-name="ce40" table:formula="of:=IF([.Q48]+(COUNTIF([.C48:.P48]; &quot;B&quot;) + COUNTIF([.C48:.P48]; &quot;M&quot;) + COUNTIF([.C48:.P48]; &quot;I&quot;) + COUNTIF([.C48:.P48]; &quot;A&quot;)) = [.S48]; &quot;CLEARED&quot;; COUNTIF([.C48:.P48]; &quot;B&quot;) + COUNTIF([.C48:.P48]; &quot;M&quot;) + COUNTIF([.C48:.P48]; &quot;I&quot;) + COUNTIF([.C48:.P48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s://sio2.mimuw.edu.pl/c/brazil-2018-day1/p/</text:p>
          </table:table-cell>
          <table:table-cell table:style-name="ce8"/>
          <table:table-cell table:style-name="ce8" office:value-type="string" calcext:value-type="string">
            <text:p>C = Nim With a Twist</text:p>
          </table:table-cell>
          <table:table-cell table:style-name="ce8" office:value-type="string" calcext:value-type="string">
            <text:p>H = Cloakroom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30/01/2018</text:p>
          </table:table-cell>
          <table:table-cell table:style-name="ce15" office:value-type="string" calcext:value-type="string">
            <text:p>TC 2018 BRA #07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/>
          <table:table-cell table:style-name="ce21"/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49:.P49]; &quot;S&quot;)" office:value-type="float" office:value="3" calcext:value-type="float">
            <text:p>3</text:p>
          </table:table-cell>
          <table:table-cell table:style-name="ce35" table:formula="of:=IF(COUNTA([.C49:.P49])&lt;&gt;0;&quot;de&quot;;&quot;&quot;)" office:value-type="string" office:string-value="de" calcext:value-type="string">
            <text:p>de</text:p>
          </table:table-cell>
          <table:table-cell table:formula="of:=14 - COUNTIF([.C49:.P49]; &quot;NH&quot;)" office:value-type="float" office:value="12" calcext:value-type="float">
            <text:p>12</text:p>
          </table:table-cell>
          <table:table-cell table:style-name="ce40" table:formula="of:=IF([.Q49]+(COUNTIF([.C49:.P49]; &quot;B&quot;) + COUNTIF([.C49:.P49]; &quot;M&quot;) + COUNTIF([.C49:.P49]; &quot;I&quot;) + COUNTIF([.C49:.P49]; &quot;A&quot;)) = [.S49]; &quot;CLEARED&quot;; COUNTIF([.C49:.P49]; &quot;B&quot;) + COUNTIF([.C49:.P49]; &quot;M&quot;) + COUNTIF([.C49:.P49]; &quot;I&quot;) + COUNTIF([.C49:.P49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s://sio2.mimuw.edu.pl/c/brazil-2018-day1/p/</text:p>
          </table:table-cell>
          <table:table-cell table:style-name="ce8"/>
          <table:table-cell table:style-name="ce8" office:value-type="string" calcext:value-type="string">
            <text:p>A = Album of Numbers</text:p>
          </table:table-cell>
          <table:table-cell table:style-name="ce8" office:value-type="string" calcext:value-type="string">
            <text:p>G = Board Game</text:p>
          </table:table-cell>
          <table:table-cell table:style-name="ce8" office:value-type="string" calcext:value-type="string">
            <text:p>K = Blocks</text:p>
          </table:table-cell>
          <table:table-cell table:style-name="ce8" office:value-type="string" calcext:value-type="string">
            <text:p>L = Postman</text:p>
          </table:table-cell>
          <table:table-cell table:style-name="ce8" table:number-columns-repeated="140"/>
          <table:table-cell table:number-columns-repeated="858"/>
        </table:table-row>
        <table:table-row table:style-name="ro4">
          <table:table-cell table:style-name="ce10" office:value-type="string" calcext:value-type="string">
            <text:p>31/01/2018</text:p>
          </table:table-cell>
          <table:table-cell table:style-name="ce15" office:value-type="string" calcext:value-type="string">
            <text:p>TC 2018 BRA #08</text:p>
          </table:table-cell>
          <table:table-cell table:style-name="ce20" office:value-type="string" calcext:value-type="string">
            <text:p>U</text:p>
          </table:table-cell>
          <table:table-cell table:style-name="ce20"/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U</text:p>
          </table:table-cell>
          <table:table-cell table:style-name="ce20"/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50:.P50]; &quot;S&quot;)" office:value-type="float" office:value="2" calcext:value-type="float">
            <text:p>2</text:p>
          </table:table-cell>
          <table:table-cell table:style-name="ce35" table:formula="of:=IF(COUNTA([.C50:.P50])&lt;&gt;0;&quot;de&quot;;&quot;&quot;)" office:value-type="string" office:string-value="de" calcext:value-type="string">
            <text:p>de</text:p>
          </table:table-cell>
          <table:table-cell table:formula="of:=14 - COUNTIF([.C50:.P50]; &quot;NH&quot;)" office:value-type="float" office:value="10" calcext:value-type="float">
            <text:p>10</text:p>
          </table:table-cell>
          <table:table-cell table:style-name="ce40" table:formula="of:=IF([.Q50]+(COUNTIF([.C50:.P50]; &quot;B&quot;) + COUNTIF([.C50:.P50]; &quot;M&quot;) + COUNTIF([.C50:.P50]; &quot;I&quot;) + COUNTIF([.C50:.P50]; &quot;A&quot;)) = [.S50]; &quot;CLEARED&quot;; COUNTIF([.C50:.P50]; &quot;B&quot;) + COUNTIF([.C50:.P50]; &quot;M&quot;) + COUNTIF([.C50:.P50]; &quot;I&quot;) + COUNTIF([.C50:.P50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s://sio2.mimuw.edu.pl/c/brazil-2018-day1/p/</text:p>
          </table:table-cell>
          <table:table-cell table:style-name="ce8"/>
          <table:table-cell table:style-name="ce8" office:value-type="string" calcext:value-type="string">
            <text:p>A = Game</text:p>
          </table:table-cell>
          <table:table-cell table:style-name="ce8" office:value-type="string" calcext:value-type="string">
            <text:p>E = Furniture</text:p>
          </table:table-cell>
          <table:table-cell table:style-name="ce8" office:value-type="string" calcext:value-type="string">
            <text:p>H = Return of the Cliquers</text:p>
          </table:table-cell>
          <table:table-cell table:style-name="ce8" office:value-type="string" calcext:value-type="string">
            <text:p>I = Variety</text:p>
          </table:table-cell>
          <table:table-cell table:style-name="ce8" table:number-columns-repeated="140"/>
          <table:table-cell table:number-columns-repeated="858"/>
        </table:table-row>
        <table:table-row table:style-name="ro4">
          <table:table-cell table:style-name="ce10" office:value-type="date" office:date-value="2018-02-02" calcext:value-type="date">
            <text:p>02/02/2018</text:p>
          </table:table-cell>
          <table:table-cell table:style-name="ce15" office:value-type="string" calcext:value-type="string">
            <text:p>TC 2018 BRA #09</text:p>
          </table:table-cell>
          <table:table-cell table:style-name="ce20" office:value-type="string" calcext:value-type="string">
            <text:p>M</text:p>
          </table:table-cell>
          <table:table-cell table:style-name="ce20"/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/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51:.P51]; &quot;S&quot;)" office:value-type="float" office:value="5" calcext:value-type="float">
            <text:p>5</text:p>
          </table:table-cell>
          <table:table-cell table:style-name="ce35" table:formula="of:=IF(COUNTA([.C51:.P51])&lt;&gt;0;&quot;de&quot;;&quot;&quot;)" office:value-type="string" office:string-value="de" calcext:value-type="string">
            <text:p>de</text:p>
          </table:table-cell>
          <table:table-cell table:formula="of:=14 - COUNTIF([.C51:.P51]; &quot;NH&quot;)" office:value-type="float" office:value="12" calcext:value-type="float">
            <text:p>12</text:p>
          </table:table-cell>
          <table:table-cell table:style-name="ce40" table:formula="of:=IF([.Q51]+(COUNTIF([.C51:.P51]; &quot;B&quot;) + COUNTIF([.C51:.P51]; &quot;M&quot;) + COUNTIF([.C51:.P51]; &quot;I&quot;) + COUNTIF([.C51:.P51]; &quot;A&quot;)) = [.S51]; &quot;CLEARED&quot;; COUNTIF([.C51:.P51]; &quot;B&quot;) + COUNTIF([.C51:.P51]; &quot;M&quot;) + COUNTIF([.C51:.P51]; &quot;I&quot;) + COUNTIF([.C51:.P51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s://sio2.mimuw.edu.pl/c/brazil-2018-day1/p/</text:p>
          </table:table-cell>
          <table:table-cell table:style-name="ce8"/>
          <table:table-cell table:style-name="ce8" office:value-type="string" calcext:value-type="string">
            <text:p>E = Taxi</text:p>
          </table:table-cell>
          <table:table-cell table:style-name="ce8" office:value-type="string" calcext:value-type="string">
            <text:p>H = Anagrams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4/02/2018</text:p>
          </table:table-cell>
          <table:table-cell table:style-name="ce15" office:value-type="string" calcext:value-type="string">
            <text:p>NEERC 17</text:p>
          </table:table-cell>
          <table:table-cell table:style-name="ce20" office:value-type="string" calcext:value-type="string">
            <text:p>U</text:p>
          </table:table-cell>
          <table:table-cell table:number-columns-repeated="4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___</text:p>
          </table:table-cell>
          <table:table-cell table:style-name="ce21" office:value-type="string" calcext:value-type="string">
            <text:p>___</text:p>
          </table:table-cell>
          <table:table-cell table:number-columns-repeated="3"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52:.P52]; &quot;S&quot;)" office:value-type="float" office:value="4" calcext:value-type="float">
            <text:p>4</text:p>
          </table:table-cell>
          <table:table-cell table:style-name="ce35" table:formula="of:=IF(COUNTA([.C52:.P52])&lt;&gt;0;&quot;de&quot;;&quot;&quot;)" office:value-type="string" office:string-value="de" calcext:value-type="string">
            <text:p>de</text:p>
          </table:table-cell>
          <table:table-cell table:formula="of:=14 - COUNTIF([.C52:.P52]; &quot;NH&quot;)" office:value-type="float" office:value="12" calcext:value-type="float">
            <text:p>12</text:p>
          </table:table-cell>
          <table:table-cell table:style-name="ce40" table:formula="of:=IF([.Q52]+(COUNTIF([.C52:.P52]; &quot;B&quot;) + COUNTIF([.C52:.P52]; &quot;M&quot;) + COUNTIF([.C52:.P52]; &quot;I&quot;) + COUNTIF([.C52:.P52]; &quot;A&quot;)) = [.S52]; &quot;CLEARED&quot;; COUNTIF([.C52:.P52]; &quot;B&quot;) + COUNTIF([.C52:.P52]; &quot;M&quot;) + COUNTIF([.C52:.P52]; &quot;I&quot;) + COUNTIF([.C52:.P52]; &quot;A&quot;))" office:value-type="float" office:value="0" calcext:value-type="float">
            <text:p>0</text:p>
          </table:table-cell>
          <table:table-cell table:style-name="ce57" office:value-type="string" calcext:value-type="string">
            <text:p><text:a xlink:href="http://codeforces.com/gym/101630" xlink:type="simple">http://codeforces.com/gym/101630</text:a></text:p>
          </table:table-cell>
          <table:table-cell table:style-name="ce8"/>
          <table:table-cell table:style-name="ce8" office:value-type="string" calcext:value-type="string">
            <text:p>A = Archery Tournament</text:p>
          </table:table-cell>
          <table:table-cell table:style-name="ce8" office:value-type="string" calcext:value-type="string">
            <text:p>L = Laminar Family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03" calcext:value-type="date">
            <text:p>03/03/2018</text:p>
          </table:table-cell>
          <table:table-cell table:style-name="ce15" office:value-type="string" calcext:value-type="string">
            <text:p>UKIEPC 2015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NH</text:p>
          </table:table-cell>
          <table:table-cell table:style-name="ce31" table:formula="of:=COUNTIF([.C53:.P53]; &quot;S&quot;)" office:value-type="float" office:value="5" calcext:value-type="float">
            <text:p>5</text:p>
          </table:table-cell>
          <table:table-cell table:style-name="ce35" table:formula="of:=IF(COUNTA([.C53:.P53])&lt;&gt;0;&quot;de&quot;;&quot;&quot;)" office:value-type="string" office:string-value="de" calcext:value-type="string">
            <text:p>de</text:p>
          </table:table-cell>
          <table:table-cell table:formula="of:=14 - COUNTIF([.C53:.P53]; &quot;NH&quot;)" office:value-type="float" office:value="13" calcext:value-type="float">
            <text:p>13</text:p>
          </table:table-cell>
          <table:table-cell table:style-name="ce40" table:formula="of:=IF([.Q53]+(COUNTIF([.C53:.P53]; &quot;B&quot;) + COUNTIF([.C53:.P53]; &quot;M&quot;) + COUNTIF([.C53:.P53]; &quot;I&quot;) + COUNTIF([.C53:.P53]; &quot;A&quot;)) = [.S53]; &quot;CLEARED&quot;; COUNTIF([.C53:.P53]; &quot;B&quot;) + COUNTIF([.C53:.P53]; &quot;M&quot;) + COUNTIF([.C53:.P53]; &quot;I&quot;) + COUNTIF([.C53:.P53]; &quot;A&quot;))" office:value-type="float" office:value="3" calcext:value-type="float">
            <text:p>3</text:p>
          </table:table-cell>
          <table:table-cell table:style-name="ce8" office:value-type="string" calcext:value-type="string">
            <text:p>http://codeforces.com/gym/100800</text:p>
          </table:table-cell>
          <table:table-cell table:style-name="ce8"/>
          <table:table-cell table:style-name="ce8" office:value-type="string" calcext:value-type="string">
            <text:p>A = Aqueduct Construcion</text:p>
          </table:table-cell>
          <table:table-cell table:style-name="ce8" office:value-type="string" calcext:value-type="string">
            <text:p>E = Rainfall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10" calcext:value-type="date">
            <text:p>10/03/2018</text:p>
          </table:table-cell>
          <table:table-cell table:style-name="ce15" office:value-type="string" calcext:value-type="string">
            <text:p>RPC #03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style-name="ce21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1" table:formula="of:=COUNTIF([.C54:.P54]; &quot;S&quot;)" office:value-type="float" office:value="7" calcext:value-type="float">
            <text:p>7</text:p>
          </table:table-cell>
          <table:table-cell table:style-name="ce35" table:formula="of:=IF(COUNTA([.C54:.P54])&lt;&gt;0;&quot;de&quot;;&quot;&quot;)" office:value-type="string" office:string-value="de" calcext:value-type="string">
            <text:p>de</text:p>
          </table:table-cell>
          <table:table-cell table:formula="of:=14 - COUNTIF([.C54:.P54]; &quot;NH&quot;)" office:value-type="float" office:value="11" calcext:value-type="float">
            <text:p>11</text:p>
          </table:table-cell>
          <table:table-cell table:style-name="ce40" table:formula="of:=IF([.Q54]+(COUNTIF([.C54:.P54]; &quot;B&quot;) + COUNTIF([.C54:.P54]; &quot;M&quot;) + COUNTIF([.C54:.P54]; &quot;I&quot;) + COUNTIF([.C54:.P54]; &quot;A&quot;)) = [.S54]; &quot;CLEARED&quot;; COUNTIF([.C54:.P54]; &quot;B&quot;) + COUNTIF([.C54:.P54]; &quot;M&quot;) + COUNTIF([.C54:.P54]; &quot;I&quot;) + COUNTIF([.C54:.P54]; &quot;A&quot;))" office:value-type="float" office:value="3" calcext:value-type="float">
            <text:p>3</text:p>
          </table:table-cell>
          <table:table-cell table:style-name="ce57" office:value-type="string" calcext:value-type="string">
            <text:p><text:a xlink:href="http://redprogramacioncompetitiva.com/contests/2018/02/" xlink:type="simple">http://redprogramacioncompetitiva.com/contests/2018/02/</text:a></text:p>
          </table:table-cell>
          <table:table-cell table:style-name="ce8"/>
          <table:table-cell table:style-name="ce8" office:value-type="string" calcext:value-type="string">
            <text:p>F = Fractal Tree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date" office:date-value="2018-03-17" calcext:value-type="date">
            <text:p>17/03/2018</text:p>
          </table:table-cell>
          <table:table-cell table:style-name="ce15" office:value-type="string" calcext:value-type="string">
            <text:p>NEERC 16 Central Subregional</text:p>
          </table:table-cell>
          <table:table-cell table:number-columns-repeated="8"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1" table:formula="of:=COUNTIF([.C55:.P55]; &quot;S&quot;)" office:value-type="float" office:value="10" calcext:value-type="float">
            <text:p>10</text:p>
          </table:table-cell>
          <table:table-cell table:style-name="ce35" table:formula="of:=IF(COUNTA([.C55:.P55])&lt;&gt;0;&quot;de&quot;;&quot;&quot;)" office:value-type="string" office:string-value="de" calcext:value-type="string">
            <text:p>de</text:p>
          </table:table-cell>
          <table:table-cell table:formula="of:=14 - COUNTIF([.C55:.P55]; &quot;NH&quot;)" office:value-type="float" office:value="11" calcext:value-type="float">
            <text:p>11</text:p>
          </table:table-cell>
          <table:table-cell table:style-name="ce40" table:formula="of:=IF([.Q55]+(COUNTIF([.C55:.P55]; &quot;B&quot;) + COUNTIF([.C55:.P55]; &quot;M&quot;) + COUNTIF([.C55:.P55]; &quot;I&quot;) + COUNTIF([.C55:.P55]; &quot;A&quot;)) = [.S55]; &quot;CLEARED&quot;; COUNTIF([.C55:.P55]; &quot;B&quot;) + COUNTIF([.C55:.P55]; &quot;M&quot;) + COUNTIF([.C55:.P55]; &quot;I&quot;) + COUNTIF([.C55:.P55]; &quot;A&quot;))" office:value-type="float" office:value="0" calcext:value-type="float">
            <text:p>0</text:p>
          </table:table-cell>
          <table:table-cell table:style-name="ce57" office:value-type="string" calcext:value-type="string">
            <text:p><text:a xlink:href="http://codeforces.com/gym/101243" xlink:type="simple">http://codeforces.com/gym/101243</text:a></text:p>
          </table:table-cell>
          <table:table-cell table:style-name="ce8"/>
          <table:table-cell table:style-name="ce8" office:value-type="string" calcext:value-type="string">
            <text:p>K = Polymorphic Code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date" office:date-value="2018-03-24" calcext:value-type="date">
            <text:p>24/03/2018</text:p>
          </table:table-cell>
          <table:table-cell table:style-name="ce15" office:value-type="string" calcext:value-type="string">
            <text:p>NAIPC 2018</text:p>
          </table:table-cell>
          <table:table-cell table:style-name="ce20"/>
          <table:table-cell table:style-name="ce20" office:value-type="string" calcext:value-type="string">
            <text:p>U</text:p>
          </table:table-cell>
          <table:table-cell table:style-name="ce20"/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1" table:formula="of:=COUNTIF([.C56:.P56]; &quot;S&quot;)" office:value-type="float" office:value="4" calcext:value-type="float">
            <text:p>4</text:p>
          </table:table-cell>
          <table:table-cell table:style-name="ce35" table:formula="of:=IF(COUNTA([.C56:.P56])&lt;&gt;0;&quot;de&quot;;&quot;&quot;)" office:value-type="string" office:string-value="de" calcext:value-type="string">
            <text:p>de</text:p>
          </table:table-cell>
          <table:table-cell table:formula="of:=14 - COUNTIF([.C56:.P56]; &quot;NH&quot;)" office:value-type="float" office:value="11" calcext:value-type="float">
            <text:p>11</text:p>
          </table:table-cell>
          <table:table-cell table:style-name="ce40" table:formula="of:=IF([.Q56]+(COUNTIF([.C56:.P56]; &quot;B&quot;) + COUNTIF([.C56:.P56]; &quot;M&quot;) + COUNTIF([.C56:.P56]; &quot;I&quot;) + COUNTIF([.C56:.P56]; &quot;A&quot;)) = [.S56]; &quot;CLEARED&quot;; COUNTIF([.C56:.P56]; &quot;B&quot;) + COUNTIF([.C56:.P56]; &quot;M&quot;) + COUNTIF([.C56:.P56]; &quot;I&quot;) + COUNTIF([.C56:.P56]; &quot;A&quot;))" office:value-type="float" office:value="0" calcext:value-type="float">
            <text:p>0</text:p>
          </table:table-cell>
          <table:table-cell table:style-name="ce57" office:value-type="string" calcext:value-type="string">
            <text:p><text:a xlink:href="https://naipc18.kattis.com/standings/standalone?filter=1257" xlink:type="simple">https://naipc18.kattis.com/standings/standalone?filter=1257</text:a></text:p>
          </table:table-cell>
          <table:table-cell table:style-name="ce8"/>
          <table:table-cell table:style-name="ce8" office:value-type="string" calcext:value-type="string">
            <text:p>B = Double Clique</text:p>
          </table:table-cell>
          <table:table-cell table:style-name="ce8" office:value-type="string" calcext:value-type="string">
            <text:p>F = Probe Droids</text:p>
          </table:table-cell>
          <table:table-cell table:style-name="ce8" office:value-type="string" calcext:value-type="string">
            <text:p>H = Recovery</text:p>
          </table:table-cell>
          <table:table-cell table:style-name="ce8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4-06" calcext:value-type="date">
            <text:p>06/04/2018</text:p>
          </table:table-cell>
          <table:table-cell table:style-name="ce15" office:value-type="string" calcext:value-type="string">
            <text:p>NEERC 17 Moscow Subregional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___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57:.P57]; &quot;S&quot;)" office:value-type="float" office:value="2" calcext:value-type="float">
            <text:p>2</text:p>
          </table:table-cell>
          <table:table-cell table:style-name="ce35" table:formula="of:=IF(COUNTA([.C57:.P57])&lt;&gt;0;&quot;de&quot;;&quot;&quot;)" office:value-type="string" office:string-value="de" calcext:value-type="string">
            <text:p>de</text:p>
          </table:table-cell>
          <table:table-cell table:formula="of:=14 - COUNTIF([.C57:.P57]; &quot;NH&quot;)" office:value-type="float" office:value="10" calcext:value-type="float">
            <text:p>10</text:p>
          </table:table-cell>
          <table:table-cell table:style-name="ce42" table:formula="of:=IF([.Q57]+(COUNTIF([.C57:.P57]; &quot;B&quot;) + COUNTIF([.C57:.P57]; &quot;M&quot;) + COUNTIF([.C57:.P57]; &quot;I&quot;) + COUNTIF([.C57:.P57]; &quot;A&quot;)) = [.S57]; &quot;CLEARED&quot;; COUNTIF([.C57:.P57]; &quot;B&quot;) + COUNTIF([.C57:.P57]; &quot;M&quot;) + COUNTIF([.C57:.P57]; &quot;I&quot;) + COUNTIF([.C57:.P57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date" office:date-value="2018-04-14" calcext:value-type="date">
            <text:p>14/04/2018</text:p>
          </table:table-cell>
          <table:table-cell table:style-name="ce8" office:value-type="string" calcext:value-type="string">
            <text:p>SWERC 12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1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58:.P58]; &quot;S&quot;)" office:value-type="float" office:value="5" calcext:value-type="float">
            <text:p>5</text:p>
          </table:table-cell>
          <table:table-cell table:style-name="ce35" table:formula="of:=IF(COUNTA([.C58:.P58])&lt;&gt;0;&quot;de&quot;;&quot;&quot;)" office:value-type="string" office:string-value="de" calcext:value-type="string">
            <text:p>de</text:p>
          </table:table-cell>
          <table:table-cell table:formula="of:=14 - COUNTIF([.C58:.P58]; &quot;NH&quot;)" office:value-type="float" office:value="10" calcext:value-type="float">
            <text:p>10</text:p>
          </table:table-cell>
          <table:table-cell table:style-name="ce43" table:formula="of:=IF([.Q58]+(COUNTIF([.C58:.P58]; &quot;B&quot;) + COUNTIF([.C58:.P58]; &quot;M&quot;) + COUNTIF([.C58:.P58]; &quot;I&quot;) + COUNTIF([.C58:.P58]; &quot;A&quot;)) = [.S58]; &quot;CLEARED&quot;; COUNTIF([.C58:.P58]; &quot;B&quot;) + COUNTIF([.C58:.P58]; &quot;M&quot;) + COUNTIF([.C58:.P58]; &quot;I&quot;) + COUNTIF([.C58:.P58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date" office:date-value="2018-04-21" calcext:value-type="date">
            <text:p>21/04/2018</text:p>
          </table:table-cell>
          <table:table-cell table:style-name="ce8" office:value-type="string" calcext:value-type="string">
            <text:p>NWERC 08</text:p>
          </table:table-cell>
          <table:table-cell table:number-columns-repeated="4" table:style-name="ce22" office:value-type="string" calcext:value-type="string">
            <text:p>S</text:p>
          </table:table-cell>
          <table:table-cell table:number-columns-repeated="2" table:style-name="ce22" office:value-type="string" calcext:value-type="string">
            <text:p>U</text:p>
          </table:table-cell>
          <table:table-cell table:style-name="ce22" office:value-type="string" calcext:value-type="string">
            <text:p>NH</text:p>
          </table:table-cell>
          <table:table-cell table:style-name="ce22" office:value-type="string" calcext:value-type="string">
            <text:p>S</text:p>
          </table:table-cell>
          <table:table-cell table:style-name="ce26" office:value-type="string" calcext:value-type="string">
            <text:p>S</text:p>
          </table:table-cell>
          <table:table-cell table:style-name="ce22" office:value-type="string" calcext:value-type="string">
            <text:p>S</text:p>
          </table:table-cell>
          <table:table-cell table:style-name="ce22" office:value-type="string" calcext:value-type="string">
            <text:p>U</text:p>
          </table:table-cell>
          <table:table-cell table:number-columns-repeated="3" table:style-name="ce22" office:value-type="string" calcext:value-type="string">
            <text:p>NH</text:p>
          </table:table-cell>
          <table:table-cell table:style-name="ce31" table:formula="of:=COUNTIF([.C59:.P59]; &quot;S&quot;)" office:value-type="float" office:value="7" calcext:value-type="float">
            <text:p>7</text:p>
          </table:table-cell>
          <table:table-cell table:style-name="ce35" table:formula="of:=IF(COUNTA([.C59:.P59])&lt;&gt;0;&quot;de&quot;;&quot;&quot;)" office:value-type="string" office:string-value="de" calcext:value-type="string">
            <text:p>de</text:p>
          </table:table-cell>
          <table:table-cell table:formula="of:=14 - COUNTIF([.C59:.P59]; &quot;NH&quot;)" office:value-type="float" office:value="10" calcext:value-type="float">
            <text:p>10</text:p>
          </table:table-cell>
          <table:table-cell table:style-name="ce44" table:formula="of:=IF([.Q59]+(COUNTIF([.C59:.P59]; &quot;B&quot;) + COUNTIF([.C59:.P59]; &quot;M&quot;) + COUNTIF([.C59:.P59]; &quot;I&quot;) + COUNTIF([.C59:.P59]; &quot;A&quot;)) = [.S59]; &quot;CLEARED&quot;; COUNTIF([.C59:.P59]; &quot;B&quot;) + COUNTIF([.C59:.P59]; &quot;M&quot;) + COUNTIF([.C59:.P59]; &quot;I&quot;) + COUNTIF([.C59:.P59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date" office:date-value="2018-04-28" calcext:value-type="date">
            <text:p>28/04/2018</text:p>
          </table:table-cell>
          <table:table-cell table:style-name="ce8" office:value-type="string" calcext:value-type="string">
            <text:p>RPC #04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U</text:p>
          </table:table-cell>
          <table:table-cell table:number-columns-repeated="2" table:style-name="ce23" office:value-type="string" calcext:value-type="string">
            <text:p>S</text:p>
          </table:table-cell>
          <table:table-cell table:style-name="ce23" office:value-type="string" calcext:value-type="string">
            <text:p>U</text:p>
          </table:table-cell>
          <table:table-cell table:number-columns-repeated="2" table:style-name="ce23" office:value-type="string" calcext:value-type="string">
            <text:p>S</text:p>
          </table:table-cell>
          <table:table-cell table:style-name="ce23" office:value-type="string" calcext:value-type="string">
            <text:p>U</text:p>
          </table:table-cell>
          <table:table-cell table:style-name="ce27" office:value-type="string" calcext:value-type="string">
            <text:p>S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___</text:p>
          </table:table-cell>
          <table:table-cell table:number-columns-repeated="3" table:style-name="ce23" office:value-type="string" calcext:value-type="string">
            <text:p>NH</text:p>
          </table:table-cell>
          <table:table-cell table:style-name="ce31" table:formula="of:=COUNTIF([.C60:.P60]; &quot;S&quot;)" office:value-type="float" office:value="7" calcext:value-type="float">
            <text:p>7</text:p>
          </table:table-cell>
          <table:table-cell table:style-name="ce35" table:formula="of:=IF(COUNTA([.C60:.P60])&lt;&gt;0;&quot;de&quot;;&quot;&quot;)" office:value-type="string" office:string-value="de" calcext:value-type="string">
            <text:p>de</text:p>
          </table:table-cell>
          <table:table-cell table:formula="of:=14 - COUNTIF([.C60:.P60]; &quot;NH&quot;)" office:value-type="float" office:value="11" calcext:value-type="float">
            <text:p>11</text:p>
          </table:table-cell>
          <table:table-cell table:style-name="ce45" table:formula="of:=IF([.Q60]+(COUNTIF([.C60:.P60]; &quot;B&quot;) + COUNTIF([.C60:.P60]; &quot;M&quot;) + COUNTIF([.C60:.P60]; &quot;I&quot;) + COUNTIF([.C60:.P60]; &quot;A&quot;)) = [.S60]; &quot;CLEARED&quot;; COUNTIF([.C60:.P60]; &quot;B&quot;) + COUNTIF([.C60:.P60]; &quot;M&quot;) + COUNTIF([.C60:.P60]; &quot;I&quot;) + COUNTIF([.C60:.P60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date" office:date-value="2018-05-05" calcext:value-type="date">
            <text:p>05/05/2018</text:p>
          </table:table-cell>
          <table:table-cell table:style-name="ce8" office:value-type="string" calcext:value-type="string">
            <text:p>NWERC 05</text:p>
          </table:table-cell>
          <table:table-cell table:number-columns-repeated="2" table:style-name="ce24" office:value-type="string" calcext:value-type="string">
            <text:p>U</text:p>
          </table:table-cell>
          <table:table-cell table:number-columns-repeated="2" table:style-name="ce24" office:value-type="string" calcext:value-type="string">
            <text:p>S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S</text:p>
          </table:table-cell>
          <table:table-cell table:style-name="ce28" office:value-type="string" calcext:value-type="string">
            <text:p>S</text:p>
          </table:table-cell>
          <table:table-cell table:number-columns-repeated="5" table:style-name="ce24" office:value-type="string" calcext:value-type="string">
            <text:p>NH</text:p>
          </table:table-cell>
          <table:table-cell table:style-name="ce31" table:formula="of:=COUNTIF([.C61:.P61]; &quot;S&quot;)" office:value-type="float" office:value="5" calcext:value-type="float">
            <text:p>5</text:p>
          </table:table-cell>
          <table:table-cell table:style-name="ce35" table:formula="of:=IF(COUNTA([.C61:.P61])&lt;&gt;0;&quot;de&quot;;&quot;&quot;)" office:value-type="string" office:string-value="de" calcext:value-type="string">
            <text:p>de</text:p>
          </table:table-cell>
          <table:table-cell table:formula="of:=14 - COUNTIF([.C61:.P61]; &quot;NH&quot;)" office:value-type="float" office:value="9" calcext:value-type="float">
            <text:p>9</text:p>
          </table:table-cell>
          <table:table-cell table:style-name="ce46" table:formula="of:=IF([.Q61]+(COUNTIF([.C61:.P61]; &quot;B&quot;) + COUNTIF([.C61:.P61]; &quot;M&quot;) + COUNTIF([.C61:.P61]; &quot;I&quot;) + COUNTIF([.C61:.P61]; &quot;A&quot;)) = [.S61]; &quot;CLEARED&quot;; COUNTIF([.C61:.P61]; &quot;B&quot;) + COUNTIF([.C61:.P61]; &quot;M&quot;) + COUNTIF([.C61:.P61]; &quot;I&quot;) + COUNTIF([.C61:.P61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1" table:formula="of:=COUNTIF([.C62:.P62]; &quot;S&quot;)" office:value-type="float" office:value="0" calcext:value-type="float">
            <text:p>0</text:p>
          </table:table-cell>
          <table:table-cell table:style-name="ce35" table:formula="of:=IF(COUNTA([.C62:.P62])&lt;&gt;0;&quot;de&quot;;&quot;&quot;)">
            <text:p/>
          </table:table-cell>
          <table:table-cell table:formula="of:=14 - COUNTIF([.C62:.P62]; &quot;NH&quot;)" office:value-type="float" office:value="14" calcext:value-type="float">
            <text:p>14</text:p>
          </table:table-cell>
          <table:table-cell table:style-name="ce47" table:formula="of:=IF([.Q62]+(COUNTIF([.C62:.P62]; &quot;B&quot;) + COUNTIF([.C62:.P62]; &quot;M&quot;) + COUNTIF([.C62:.P62]; &quot;I&quot;) + COUNTIF([.C62:.P62]; &quot;A&quot;)) = [.S62]; &quot;CLEARED&quot;; COUNTIF([.C62:.P62]; &quot;B&quot;) + COUNTIF([.C62:.P62]; &quot;M&quot;) + COUNTIF([.C62:.P62]; &quot;I&quot;) + COUNTIF([.C62:.P62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1" table:formula="of:=COUNTIF([.C63:.P63]; &quot;S&quot;)" office:value-type="float" office:value="0" calcext:value-type="float">
            <text:p>0</text:p>
          </table:table-cell>
          <table:table-cell table:style-name="ce35" table:formula="of:=IF(COUNTA([.C63:.P63])&lt;&gt;0;&quot;de&quot;;&quot;&quot;)">
            <text:p/>
          </table:table-cell>
          <table:table-cell table:formula="of:=14 - COUNTIF([.C63:.P63]; &quot;NH&quot;)" office:value-type="float" office:value="14" calcext:value-type="float">
            <text:p>14</text:p>
          </table:table-cell>
          <table:table-cell table:style-name="ce48" table:formula="of:=IF([.Q63]+(COUNTIF([.C63:.P63]; &quot;B&quot;) + COUNTIF([.C63:.P63]; &quot;M&quot;) + COUNTIF([.C63:.P63]; &quot;I&quot;) + COUNTIF([.C63:.P63]; &quot;A&quot;)) = [.S63]; &quot;CLEARED&quot;; COUNTIF([.C63:.P63]; &quot;B&quot;) + COUNTIF([.C63:.P63]; &quot;M&quot;) + COUNTIF([.C63:.P63]; &quot;I&quot;) + COUNTIF([.C63:.P63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1" table:formula="of:=COUNTIF([.C64:.P64]; &quot;S&quot;)" office:value-type="float" office:value="0" calcext:value-type="float">
            <text:p>0</text:p>
          </table:table-cell>
          <table:table-cell table:style-name="ce35" table:formula="of:=IF(COUNTA([.C64:.P64])&lt;&gt;0;&quot;de&quot;;&quot;&quot;)">
            <text:p/>
          </table:table-cell>
          <table:table-cell table:formula="of:=14 - COUNTIF([.C64:.P64]; &quot;NH&quot;)" office:value-type="float" office:value="14" calcext:value-type="float">
            <text:p>14</text:p>
          </table:table-cell>
          <table:table-cell table:style-name="ce49" table:formula="of:=IF([.Q64]+(COUNTIF([.C64:.P64]; &quot;B&quot;) + COUNTIF([.C64:.P64]; &quot;M&quot;) + COUNTIF([.C64:.P64]; &quot;I&quot;) + COUNTIF([.C64:.P64]; &quot;A&quot;)) = [.S64]; &quot;CLEARED&quot;; COUNTIF([.C64:.P64]; &quot;B&quot;) + COUNTIF([.C64:.P64]; &quot;M&quot;) + COUNTIF([.C64:.P64]; &quot;I&quot;) + COUNTIF([.C64:.P64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1" table:formula="of:=COUNTIF([.C65:.P65]; &quot;S&quot;)" office:value-type="float" office:value="0" calcext:value-type="float">
            <text:p>0</text:p>
          </table:table-cell>
          <table:table-cell table:style-name="ce35" table:formula="of:=IF(COUNTA([.C65:.P65])&lt;&gt;0;&quot;de&quot;;&quot;&quot;)">
            <text:p/>
          </table:table-cell>
          <table:table-cell table:formula="of:=14 - COUNTIF([.C65:.P65]; &quot;NH&quot;)" office:value-type="float" office:value="14" calcext:value-type="float">
            <text:p>14</text:p>
          </table:table-cell>
          <table:table-cell table:style-name="ce50" table:formula="of:=IF([.Q65]+(COUNTIF([.C65:.P65]; &quot;B&quot;) + COUNTIF([.C65:.P65]; &quot;M&quot;) + COUNTIF([.C65:.P65]; &quot;I&quot;) + COUNTIF([.C65:.P65]; &quot;A&quot;)) = [.S65]; &quot;CLEARED&quot;; COUNTIF([.C65:.P65]; &quot;B&quot;) + COUNTIF([.C65:.P65]; &quot;M&quot;) + COUNTIF([.C65:.P65]; &quot;I&quot;) + COUNTIF([.C65:.P65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1" table:formula="of:=COUNTIF([.C66:.P66]; &quot;S&quot;)" office:value-type="float" office:value="0" calcext:value-type="float">
            <text:p>0</text:p>
          </table:table-cell>
          <table:table-cell table:style-name="ce35" table:formula="of:=IF(COUNTA([.C66:.P66])&lt;&gt;0;&quot;de&quot;;&quot;&quot;)">
            <text:p/>
          </table:table-cell>
          <table:table-cell table:formula="of:=14 - COUNTIF([.C66:.P66]; &quot;NH&quot;)" office:value-type="float" office:value="14" calcext:value-type="float">
            <text:p>14</text:p>
          </table:table-cell>
          <table:table-cell table:style-name="ce51" table:formula="of:=IF([.Q66]+(COUNTIF([.C66:.P66]; &quot;B&quot;) + COUNTIF([.C66:.P66]; &quot;M&quot;) + COUNTIF([.C66:.P66]; &quot;I&quot;) + COUNTIF([.C66:.P66]; &quot;A&quot;)) = [.S66]; &quot;CLEARED&quot;; COUNTIF([.C66:.P66]; &quot;B&quot;) + COUNTIF([.C66:.P66]; &quot;M&quot;) + COUNTIF([.C66:.P66]; &quot;I&quot;) + COUNTIF([.C66:.P66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1" table:formula="of:=COUNTIF([.C67:.P67]; &quot;S&quot;)" office:value-type="float" office:value="0" calcext:value-type="float">
            <text:p>0</text:p>
          </table:table-cell>
          <table:table-cell table:style-name="ce35" table:formula="of:=IF(COUNTA([.C67:.P67])&lt;&gt;0;&quot;de&quot;;&quot;&quot;)">
            <text:p/>
          </table:table-cell>
          <table:table-cell table:formula="of:=14 - COUNTIF([.C67:.P67]; &quot;NH&quot;)" office:value-type="float" office:value="14" calcext:value-type="float">
            <text:p>14</text:p>
          </table:table-cell>
          <table:table-cell table:style-name="ce52" table:formula="of:=IF([.Q67]+(COUNTIF([.C67:.P67]; &quot;B&quot;) + COUNTIF([.C67:.P67]; &quot;M&quot;) + COUNTIF([.C67:.P67]; &quot;I&quot;) + COUNTIF([.C67:.P67]; &quot;A&quot;)) = [.S67]; &quot;CLEARED&quot;; COUNTIF([.C67:.P67]; &quot;B&quot;) + COUNTIF([.C67:.P67]; &quot;M&quot;) + COUNTIF([.C67:.P67]; &quot;I&quot;) + COUNTIF([.C67:.P67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1" table:formula="of:=COUNTIF([.C68:.P68]; &quot;S&quot;)" office:value-type="float" office:value="0" calcext:value-type="float">
            <text:p>0</text:p>
          </table:table-cell>
          <table:table-cell table:style-name="ce35" table:formula="of:=IF(COUNTA([.C68:.P68])&lt;&gt;0;&quot;de&quot;;&quot;&quot;)">
            <text:p/>
          </table:table-cell>
          <table:table-cell table:formula="of:=14 - COUNTIF([.C68:.P68]; &quot;NH&quot;)" office:value-type="float" office:value="14" calcext:value-type="float">
            <text:p>14</text:p>
          </table:table-cell>
          <table:table-cell table:style-name="ce53" table:formula="of:=IF([.Q68]+(COUNTIF([.C68:.P68]; &quot;B&quot;) + COUNTIF([.C68:.P68]; &quot;M&quot;) + COUNTIF([.C68:.P68]; &quot;I&quot;) + COUNTIF([.C68:.P68]; &quot;A&quot;)) = [.S68]; &quot;CLEARED&quot;; COUNTIF([.C68:.P68]; &quot;B&quot;) + COUNTIF([.C68:.P68]; &quot;M&quot;) + COUNTIF([.C68:.P68]; &quot;I&quot;) + COUNTIF([.C68:.P68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1" table:formula="of:=COUNTIF([.C69:.P69]; &quot;S&quot;)" office:value-type="float" office:value="0" calcext:value-type="float">
            <text:p>0</text:p>
          </table:table-cell>
          <table:table-cell table:style-name="ce35" table:formula="of:=IF(COUNTA([.C69:.P69])&lt;&gt;0;&quot;de&quot;;&quot;&quot;)">
            <text:p/>
          </table:table-cell>
          <table:table-cell table:formula="of:=14 - COUNTIF([.C69:.P69]; &quot;NH&quot;)" office:value-type="float" office:value="14" calcext:value-type="float">
            <text:p>14</text:p>
          </table:table-cell>
          <table:table-cell table:style-name="ce54" table:formula="of:=IF([.Q69]+(COUNTIF([.C69:.P69]; &quot;B&quot;) + COUNTIF([.C69:.P69]; &quot;M&quot;) + COUNTIF([.C69:.P69]; &quot;I&quot;) + COUNTIF([.C69:.P69]; &quot;A&quot;)) = [.S69]; &quot;CLEARED&quot;; COUNTIF([.C69:.P69]; &quot;B&quot;) + COUNTIF([.C69:.P69]; &quot;M&quot;) + COUNTIF([.C69:.P69]; &quot;I&quot;) + COUNTIF([.C69:.P69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1" table:formula="of:=COUNTIF([.C70:.P70]; &quot;S&quot;)" office:value-type="float" office:value="0" calcext:value-type="float">
            <text:p>0</text:p>
          </table:table-cell>
          <table:table-cell table:style-name="ce35" table:formula="of:=IF(COUNTA([.C70:.P70])&lt;&gt;0;&quot;de&quot;;&quot;&quot;)">
            <text:p/>
          </table:table-cell>
          <table:table-cell table:formula="of:=14 - COUNTIF([.C70:.P70]; &quot;NH&quot;)" office:value-type="float" office:value="14" calcext:value-type="float">
            <text:p>14</text:p>
          </table:table-cell>
          <table:table-cell table:style-name="ce55" table:formula="of:=IF([.Q70]+(COUNTIF([.C70:.P70]; &quot;B&quot;) + COUNTIF([.C70:.P70]; &quot;M&quot;) + COUNTIF([.C70:.P70]; &quot;I&quot;) + COUNTIF([.C70:.P70]; &quot;A&quot;)) = [.S70]; &quot;CLEARED&quot;; COUNTIF([.C70:.P70]; &quot;B&quot;) + COUNTIF([.C70:.P70]; &quot;M&quot;) + COUNTIF([.C70:.P70]; &quot;I&quot;) + COUNTIF([.C70:.P70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 table:number-rows-repeated="2994">
          <table:table-cell table:style-name="ce8" table:number-columns-repeated="2"/>
          <table:table-cell table:style-name="ce18" table:number-columns-repeated="14"/>
          <table:table-cell table:style-name="ce29"/>
          <table:table-cell table:style-name="ce33"/>
          <table:table-cell table:style-name="ce36"/>
          <table:table-cell table:style-name="ce38"/>
          <table:table-cell table:style-name="ce8" table:number-columns-repeated="146"/>
          <table:table-cell table:number-columns-repeated="858"/>
        </table:table-row>
        <table:table-row table:style-name="ro4" table:number-rows-repeated="104551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A2:Sheet1.A6">
            <calcext:condition calcext:apply-style-name="cf18" calcext:value="=&quot;A&quot;" calcext:base-cell-address="Sheet1.A1"/>
          </calcext:conditional-format>
          <calcext:conditional-format calcext:target-range-address="Sheet1.C10:Sheet1.P20 Sheet1.C21:Sheet1.F21 Sheet1.H21:Sheet1.H21 Sheet1.K21:Sheet1.P22 Sheet1.C22:Sheet1.I22 Sheet1.C23:Sheet1.L23 Sheet1.N23:Sheet1.P23 Sheet1.C24:Sheet1.P25 Sheet1.C26:Sheet1.M26 Sheet1.O26:Sheet1.P26 Sheet1.D27:Sheet1.E27 Sheet1.G27:Sheet1.P27 Sheet1.D28:Sheet1.I28 Sheet1.K28:Sheet1.K28 Sheet1.M28:Sheet1.P28 Sheet1.C29:Sheet1.P32 Sheet1.C33:Sheet1.H33 Sheet1.J33:Sheet1.P33 Sheet1.C34:Sheet1.P35 Sheet1.C36:Sheet1.E36 Sheet1.G36:Sheet1.P36 Sheet1.C37:Sheet1.P38 Sheet1.D39:Sheet1.I39 Sheet1.K39:Sheet1.P39 Sheet1.C40:Sheet1.P40 Sheet1.C41:Sheet1.J41 Sheet1.L41:Sheet1.P41 Sheet1.C43:Sheet1.J58 Sheet1.L43:Sheet1.P58">
            <calcext:condition calcext:apply-style-name="cf27" calcext:value="=&quot;NH&quot;" calcext:base-cell-address="Sheet1.A1"/>
            <calcext:condition calcext:apply-style-name="cf18" calcext:value="=&quot;A&quot;" calcext:base-cell-address="Sheet1.A1"/>
            <calcext:condition calcext:apply-style-name="cf18" calcext:value="=&quot;I&quot;" calcext:base-cell-address="Sheet1.A1"/>
            <calcext:condition calcext:apply-style-name="cf18" calcext:value="=&quot;M&quot;" calcext:base-cell-address="Sheet1.A1"/>
            <calcext:condition calcext:apply-style-name="cf18" calcext:value="=&quot;B&quot;" calcext:base-cell-address="Sheet1.A1"/>
            <calcext:condition calcext:apply-style-name="cf20" calcext:value="=&quot;___&quot;" calcext:base-cell-address="Sheet1.A1"/>
            <calcext:condition calcext:apply-style-name="cf21" calcext:value="=&quot;U&quot;" calcext:base-cell-address="Sheet1.A1"/>
            <calcext:condition calcext:apply-style-name="cf22" calcext:value="=&quot;S&quot;" calcext:base-cell-address="Sheet1.A1"/>
          </calcext:conditional-format>
          <calcext:conditional-format calcext:target-range-address="Sheet1.G21:Sheet1.G21 Sheet1.I21:Sheet1.J21 Sheet1.J22:Sheet1.J22 Sheet1.M23:Sheet1.M23 Sheet1.N26:Sheet1.N26 Sheet1.C27:Sheet1.C28 Sheet1.F27:Sheet1.F27 Sheet1.J28:Sheet1.J28 Sheet1.L28:Sheet1.L28 Sheet1.I33:Sheet1.I33 Sheet1.F36:Sheet1.F36 Sheet1.C39:Sheet1.C39 Sheet1.J39:Sheet1.J39 Sheet1.K41:Sheet1.K41 Sheet1.K43:Sheet1.K58">
            <calcext:condition calcext:apply-style-name="cf27" calcext:value="=&quot;NH&quot;" calcext:base-cell-address="Sheet1.A1"/>
            <calcext:condition calcext:apply-style-name="cf18" calcext:value="=&quot;I&quot;" calcext:base-cell-address="Sheet1.A1"/>
            <calcext:condition calcext:apply-style-name="cf18" calcext:value="=&quot;M&quot;" calcext:base-cell-address="Sheet1.A1"/>
            <calcext:condition calcext:apply-style-name="cf18" calcext:value="=&quot;B&quot;" calcext:base-cell-address="Sheet1.A1"/>
            <calcext:condition calcext:apply-style-name="cf20" calcext:value="=&quot;___&quot;" calcext:base-cell-address="Sheet1.A1"/>
            <calcext:condition calcext:apply-style-name="cf21" calcext:value="=&quot;U&quot;" calcext:base-cell-address="Sheet1.A1"/>
            <calcext:condition calcext:apply-style-name="cf22" calcext:value="=&quot;S&quot;" calcext:base-cell-address="Sheet1.A1"/>
          </calcext:conditional-format>
          <calcext:conditional-format calcext:target-range-address="Sheet1.T10:Sheet1.T56">
            <calcext:condition calcext:apply-style-name="cf23" calcext:value="=&quot;CLEARED&quot;" calcext:base-cell-address="Sheet1.A1"/>
            <calcext:condition calcext:apply-style-name="cf15" calcext:value="&gt;=2" calcext:base-cell-address="Sheet1.A1"/>
            <calcext:condition calcext:apply-style-name="cf24" calcext:value="=0" calcext:base-cell-address="Sheet1.A1"/>
            <calcext:condition calcext:apply-style-name="cf25" calcext:value="=1" calcext:base-cell-address="Sheet1.A1"/>
          </calcext:conditional-format>
          <calcext:conditional-format calcext:target-range-address="Sheet1.T57:Sheet1.T57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58:Sheet1.T58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2:Sheet1.T62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3:Sheet1.T63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4:Sheet1.T64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5:Sheet1.T65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6:Sheet1.T66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7:Sheet1.T67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8:Sheet1.T68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9:Sheet1.T69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70:Sheet1.T70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C59:Sheet1.J59 Sheet1.L59:Sheet1.P59">
            <calcext:condition calcext:apply-style-name="cf27" calcext:value="=&quot;NH&quot;" calcext:base-cell-address="Sheet1.C58"/>
            <calcext:condition calcext:apply-style-name="cf18" calcext:value="=&quot;A&quot;" calcext:base-cell-address="Sheet1.C58"/>
            <calcext:condition calcext:apply-style-name="cf18" calcext:value="=&quot;I&quot;" calcext:base-cell-address="Sheet1.C58"/>
            <calcext:condition calcext:apply-style-name="cf18" calcext:value="=&quot;M&quot;" calcext:base-cell-address="Sheet1.C58"/>
            <calcext:condition calcext:apply-style-name="cf18" calcext:value="=&quot;B&quot;" calcext:base-cell-address="Sheet1.C58"/>
            <calcext:condition calcext:apply-style-name="cf20" calcext:value="=&quot;___&quot;" calcext:base-cell-address="Sheet1.C58"/>
            <calcext:condition calcext:apply-style-name="cf21" calcext:value="=&quot;U&quot;" calcext:base-cell-address="Sheet1.C58"/>
            <calcext:condition calcext:apply-style-name="cf22" calcext:value="=&quot;S&quot;" calcext:base-cell-address="Sheet1.C58"/>
          </calcext:conditional-format>
          <calcext:conditional-format calcext:target-range-address="Sheet1.K59:Sheet1.K59">
            <calcext:condition calcext:apply-style-name="cf27" calcext:value="=&quot;NH&quot;" calcext:base-cell-address="Sheet1.K58"/>
            <calcext:condition calcext:apply-style-name="cf18" calcext:value="=&quot;I&quot;" calcext:base-cell-address="Sheet1.K58"/>
            <calcext:condition calcext:apply-style-name="cf18" calcext:value="=&quot;M&quot;" calcext:base-cell-address="Sheet1.K58"/>
            <calcext:condition calcext:apply-style-name="cf18" calcext:value="=&quot;B&quot;" calcext:base-cell-address="Sheet1.K58"/>
            <calcext:condition calcext:apply-style-name="cf20" calcext:value="=&quot;___&quot;" calcext:base-cell-address="Sheet1.K58"/>
            <calcext:condition calcext:apply-style-name="cf21" calcext:value="=&quot;U&quot;" calcext:base-cell-address="Sheet1.K58"/>
            <calcext:condition calcext:apply-style-name="cf22" calcext:value="=&quot;S&quot;" calcext:base-cell-address="Sheet1.K58"/>
          </calcext:conditional-format>
          <calcext:conditional-format calcext:target-range-address="Sheet1.T59:Sheet1.T59">
            <calcext:condition calcext:apply-style-name="cf23" calcext:value="=&quot;CLEARED&quot;" calcext:base-cell-address="Sheet1.T58"/>
            <calcext:condition calcext:apply-style-name="cf15" calcext:value="&gt;=2" calcext:base-cell-address="Sheet1.T58"/>
            <calcext:condition calcext:apply-style-name="cf24" calcext:value="=0" calcext:base-cell-address="Sheet1.T58"/>
            <calcext:condition calcext:apply-style-name="cf25" calcext:value="=1" calcext:base-cell-address="Sheet1.T58"/>
          </calcext:conditional-format>
          <calcext:conditional-format calcext:target-range-address="Sheet1.C60:Sheet1.J60 Sheet1.L60:Sheet1.P60">
            <calcext:condition calcext:apply-style-name="cf27" calcext:value="=&quot;NH&quot;" calcext:base-cell-address="Sheet1.C59"/>
            <calcext:condition calcext:apply-style-name="cf18" calcext:value="=&quot;A&quot;" calcext:base-cell-address="Sheet1.C59"/>
            <calcext:condition calcext:apply-style-name="cf18" calcext:value="=&quot;I&quot;" calcext:base-cell-address="Sheet1.C59"/>
            <calcext:condition calcext:apply-style-name="cf18" calcext:value="=&quot;M&quot;" calcext:base-cell-address="Sheet1.C59"/>
            <calcext:condition calcext:apply-style-name="cf18" calcext:value="=&quot;B&quot;" calcext:base-cell-address="Sheet1.C59"/>
            <calcext:condition calcext:apply-style-name="cf20" calcext:value="=&quot;___&quot;" calcext:base-cell-address="Sheet1.C59"/>
            <calcext:condition calcext:apply-style-name="cf21" calcext:value="=&quot;U&quot;" calcext:base-cell-address="Sheet1.C59"/>
            <calcext:condition calcext:apply-style-name="cf22" calcext:value="=&quot;S&quot;" calcext:base-cell-address="Sheet1.C59"/>
          </calcext:conditional-format>
          <calcext:conditional-format calcext:target-range-address="Sheet1.K60:Sheet1.K60">
            <calcext:condition calcext:apply-style-name="cf27" calcext:value="=&quot;NH&quot;" calcext:base-cell-address="Sheet1.K59"/>
            <calcext:condition calcext:apply-style-name="cf18" calcext:value="=&quot;I&quot;" calcext:base-cell-address="Sheet1.K59"/>
            <calcext:condition calcext:apply-style-name="cf18" calcext:value="=&quot;M&quot;" calcext:base-cell-address="Sheet1.K59"/>
            <calcext:condition calcext:apply-style-name="cf18" calcext:value="=&quot;B&quot;" calcext:base-cell-address="Sheet1.K59"/>
            <calcext:condition calcext:apply-style-name="cf20" calcext:value="=&quot;___&quot;" calcext:base-cell-address="Sheet1.K59"/>
            <calcext:condition calcext:apply-style-name="cf21" calcext:value="=&quot;U&quot;" calcext:base-cell-address="Sheet1.K59"/>
            <calcext:condition calcext:apply-style-name="cf22" calcext:value="=&quot;S&quot;" calcext:base-cell-address="Sheet1.K59"/>
          </calcext:conditional-format>
          <calcext:conditional-format calcext:target-range-address="Sheet1.T60:Sheet1.T60">
            <calcext:condition calcext:apply-style-name="cf23" calcext:value="=&quot;CLEARED&quot;" calcext:base-cell-address="Sheet1.T59"/>
            <calcext:condition calcext:apply-style-name="cf15" calcext:value="&gt;=2" calcext:base-cell-address="Sheet1.T59"/>
            <calcext:condition calcext:apply-style-name="cf24" calcext:value="=0" calcext:base-cell-address="Sheet1.T59"/>
            <calcext:condition calcext:apply-style-name="cf25" calcext:value="=1" calcext:base-cell-address="Sheet1.T59"/>
          </calcext:conditional-format>
          <calcext:conditional-format calcext:target-range-address="Sheet1.C61:Sheet1.J61 Sheet1.L61:Sheet1.P61">
            <calcext:condition calcext:apply-style-name="cf27" calcext:value="=&quot;NH&quot;" calcext:base-cell-address="Sheet1.C60"/>
            <calcext:condition calcext:apply-style-name="cf18" calcext:value="=&quot;A&quot;" calcext:base-cell-address="Sheet1.C60"/>
            <calcext:condition calcext:apply-style-name="cf18" calcext:value="=&quot;I&quot;" calcext:base-cell-address="Sheet1.C60"/>
            <calcext:condition calcext:apply-style-name="cf18" calcext:value="=&quot;M&quot;" calcext:base-cell-address="Sheet1.C60"/>
            <calcext:condition calcext:apply-style-name="cf18" calcext:value="=&quot;B&quot;" calcext:base-cell-address="Sheet1.C60"/>
            <calcext:condition calcext:apply-style-name="cf20" calcext:value="=&quot;___&quot;" calcext:base-cell-address="Sheet1.C60"/>
            <calcext:condition calcext:apply-style-name="cf21" calcext:value="=&quot;U&quot;" calcext:base-cell-address="Sheet1.C60"/>
            <calcext:condition calcext:apply-style-name="cf22" calcext:value="=&quot;S&quot;" calcext:base-cell-address="Sheet1.C60"/>
          </calcext:conditional-format>
          <calcext:conditional-format calcext:target-range-address="Sheet1.K61:Sheet1.K61">
            <calcext:condition calcext:apply-style-name="cf27" calcext:value="=&quot;NH&quot;" calcext:base-cell-address="Sheet1.K60"/>
            <calcext:condition calcext:apply-style-name="cf18" calcext:value="=&quot;I&quot;" calcext:base-cell-address="Sheet1.K60"/>
            <calcext:condition calcext:apply-style-name="cf18" calcext:value="=&quot;M&quot;" calcext:base-cell-address="Sheet1.K60"/>
            <calcext:condition calcext:apply-style-name="cf18" calcext:value="=&quot;B&quot;" calcext:base-cell-address="Sheet1.K60"/>
            <calcext:condition calcext:apply-style-name="cf20" calcext:value="=&quot;___&quot;" calcext:base-cell-address="Sheet1.K60"/>
            <calcext:condition calcext:apply-style-name="cf21" calcext:value="=&quot;U&quot;" calcext:base-cell-address="Sheet1.K60"/>
            <calcext:condition calcext:apply-style-name="cf22" calcext:value="=&quot;S&quot;" calcext:base-cell-address="Sheet1.K60"/>
          </calcext:conditional-format>
          <calcext:conditional-format calcext:target-range-address="Sheet1.T61:Sheet1.T61">
            <calcext:condition calcext:apply-style-name="cf23" calcext:value="=&quot;CLEARED&quot;" calcext:base-cell-address="Sheet1.T60"/>
            <calcext:condition calcext:apply-style-name="cf15" calcext:value="&gt;=2" calcext:base-cell-address="Sheet1.T60"/>
            <calcext:condition calcext:apply-style-name="cf24" calcext:value="=0" calcext:base-cell-address="Sheet1.T60"/>
            <calcext:condition calcext:apply-style-name="cf25" calcext:value="=1" calcext:base-cell-address="Sheet1.T6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" svg:font-family="'Droid Sans'"/>
    <style:font-face style:name="Droid Sans1" svg:font-family="'Droid Sans1'"/>
    <style:font-face style:name="Droid sans" svg:font-family="'Droid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2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2">
      <number:text-content/>
      <style:map style:condition="value()&lt;=1.79769313486232E+308" style:apply-style-name="N122P0"/>
    </number:text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ad" style:family="table-cell" style:parent-style-name="Default" style:data-style-name="N0">
      <style:table-cell-properties fo:background-color="#ff0000" style:vertical-align="automatic"/>
    </style:style>
    <style:style style:name="cf1" style:family="table-cell" style:parent-style-name="Default" style:data-style-name="N0">
      <style:table-cell-properties fo:background-color="#ff0000"/>
    </style:style>
    <style:style style:name="cf10" style:family="table-cell" style:parent-style-name="Default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11" style:family="table-cell" style:parent-style-name="Default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12" style:family="table-cell" style:parent-style-name="Default" style:data-style-name="N0">
      <style:text-properties fo:color="#bfbfbf"/>
    </style:style>
    <style:style style:name="cf13" style:family="table-cell" style:parent-style-name="Default" style:data-style-name="N0">
      <style:table-cell-properties fo:background-color="#00b0f0" fo:border="0.06pt solid #0070c0"/>
      <style:text-properties fo:color="#0070c0"/>
    </style:style>
    <style:style style:name="cf14" style:family="table-cell" style:parent-style-name="Default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15" style:family="table-cell" style:parent-style-name="Default" style:data-style-name="N0">
      <style:table-cell-properties fo:background-color="#00b050"/>
    </style:style>
    <style:style style:name="cf16" style:family="table-cell" style:parent-style-name="Default" style:data-style-name="N0">
      <style:table-cell-properties fo:background-color="#ff0000"/>
      <style:text-properties fo:color="#ffffff"/>
    </style:style>
    <style:style style:name="cf17" style:family="table-cell" style:parent-style-name="Default" style:data-style-name="N0">
      <style:table-cell-properties fo:background-color="#ffff00"/>
      <style:text-properties fo:color="#f79646"/>
    </style:style>
    <style:style style:name="cf18" style:family="table-cell" style:parent-style-name="Default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19" style:family="table-cell" style:parent-style-name="Default" style:data-style-name="N0">
      <style:table-cell-properties fo:background-color="#000000"/>
    </style:style>
    <style:style style:name="cf2" style:family="table-cell" style:parent-style-name="Default" style:data-style-name="N0">
      <style:table-cell-properties fo:background-color="#ffff00"/>
    </style:style>
    <style:style style:name="cf20" style:family="table-cell" style:parent-style-name="Default" style:data-style-name="N0">
      <style:text-properties fo:color="#bfbfbf"/>
    </style:style>
    <style:style style:name="cf21" style:family="table-cell" style:parent-style-name="Default" style:data-style-name="N0">
      <style:table-cell-properties fo:background-color="#00b0f0" fo:border="0.06pt solid #0070c0"/>
      <style:text-properties fo:color="#0070c0"/>
    </style:style>
    <style:style style:name="cf22" style:family="table-cell" style:parent-style-name="Default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23" style:family="table-cell" style:parent-style-name="Default" style:data-style-name="N0">
      <style:table-cell-properties fo:background-color="#006600"/>
      <style:text-properties fo:color="#ffffff" style:text-underline-style="solid" style:text-underline-width="auto" style:text-underline-color="font-color"/>
    </style:style>
    <style:style style:name="cf24" style:family="table-cell" style:parent-style-name="Default" style:data-style-name="N0">
      <style:table-cell-properties fo:background-color="#ff0000"/>
      <style:text-properties fo:color="#ffffff"/>
    </style:style>
    <style:style style:name="cf25" style:family="table-cell" style:parent-style-name="Default" style:data-style-name="N0">
      <style:table-cell-properties fo:background-color="#ffff00"/>
      <style:text-properties fo:color="#f79646"/>
    </style:style>
    <style:style style:name="cf26" style:family="table-cell" style:parent-style-name="Default" style:data-style-name="N0">
      <style:table-cell-properties fo:background-color="#000000"/>
    </style:style>
    <style:style style:name="cf3" style:family="table-cell" style:parent-style-name="Default" style:data-style-name="N0">
      <style:table-cell-properties fo:background-color="#00cc00"/>
    </style:style>
    <style:style style:name="cf4" style:family="table-cell" style:parent-style-name="Default" style:data-style-name="N0">
      <style:table-cell-properties fo:background-color="#ff0000"/>
    </style:style>
    <style:style style:name="cf5" style:family="table-cell" style:parent-style-name="Default" style:data-style-name="N0">
      <style:table-cell-properties fo:background-color="#ffff00"/>
    </style:style>
    <style:style style:name="cf6" style:family="table-cell" style:parent-style-name="Default" style:data-style-name="N0">
      <style:table-cell-properties fo:background-color="#00cc00"/>
    </style:style>
    <style:style style:name="cf7" style:family="table-cell" style:parent-style-name="Default" style:data-style-name="N0">
      <style:table-cell-properties fo:background-color="#ffc7ce"/>
      <style:text-properties fo:color="#9c0006"/>
    </style:style>
    <style:style style:name="cf8" style:family="table-cell" style:parent-style-name="Default" style:data-style-name="N0">
      <style:table-cell-properties fo:background-color="#c6efce"/>
      <style:text-properties fo:color="#006100"/>
    </style:style>
    <style:style style:name="cf9" style:family="table-cell" style:parent-style-name="Default" style:data-style-name="N0">
      <style:table-cell-properties fo:background-color="#00000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Maso" style:family="table-cell" style:parent-style-name="Default" style:data-style-name="N0">
      <style:table-cell-properties fo:background-color="#ffff00" style:vertical-align="automatic"/>
    </style:style>
    <style:style style:name="OK" style:family="table-cell" style:parent-style-name="Default" style:data-style-name="N0">
      <style:table-cell-properties fo:background-color="#00cc00" style:vertical-align="automatic"/>
    </style:style>
    <style:style style:name="Untitled1" style:family="table-cell" style:parent-style-name="Default" style:data-style-name="N0">
      <style:table-cell-properties fo:background-color="#ff0000" style:vertical-align="automatic"/>
    </style:style>
    <style:style style:name="cf27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5">00/00/0000</text:date>, <text:time style:data-style-name="N2" text:time-value="22:53:03.393940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Brimix</meta:initial-creator>
    <meta:creation-date>2018-01-17T07:29:37Z</meta:creation-date>
    <dc:date>2018-05-05T22:58:29.478832246</dc:date>
    <meta:editing-cycles>85</meta:editing-cycles>
    <meta:editing-duration>PT7H36M21S</meta:editing-duration>
    <meta:document-statistic meta:table-count="1" meta:cell-count="1206" meta:object-count="0"/>
  </office:meta>
</office:document-meta>
</file>